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981f4"/>
    </style:style>
    <style:style style:name="P2" style:family="paragraph" style:parent-style-name="Standard">
      <style:paragraph-properties fo:break-before="page"/>
      <style:text-properties officeooo:paragraph-rsid="000b2307"/>
    </style:style>
    <style:style style:name="T1" style:family="text">
      <style:text-properties officeooo:rsid="000981f4"/>
    </style:style>
    <style:style style:name="T2" style:family="text">
      <style:text-properties style:use-window-font-color="true" officeooo:rsid="000981f4"/>
    </style:style>
    <style:style style:name="T3" style:family="text">
      <style:text-properties style:use-window-font-color="true" fo:font-weight="bold" officeooo:rsid="000981f4" style:font-weight-asian="bold" style:font-weight-complex="bold"/>
    </style:style>
    <style:style style:name="T4" style:family="text">
      <style:text-properties style:use-window-font-color="true" fo:font-size="14pt" fo:font-weight="bold" officeooo:rsid="000981f4" style:font-size-asian="14pt" style:font-weight-asian="bold" style:font-size-complex="14pt" style:font-weight-complex="bold"/>
    </style:style>
    <style:style style:name="T5" style:family="text">
      <style:text-properties style:use-window-font-color="true" fo:font-size="14pt" fo:font-weight="bold" officeooo:rsid="000b2307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keyword0_5f_oobas"><text:span text:style-name="T4">Macro Calc : Gestion des cellules</text:span></text:span></text:p>
      <text:p text:style-name="P1"><text:span text:style-name="keyword0_5f_oobas"><text:span text:style-name="T1"/></text:span></text:p>
      <text:p text:style-name="P1"><text:span text:style-name="keyword0_5f_oobas"><text:span text:style-name="T1"/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keyword0_5f_oobas"><text:span text:style-name="T1">REM</text:span></text:span><text:span text:style-name="T1"> <text:s/>***** <text:s/>BASIC <text:s/>*****</text:span></text:p>
            <text:p text:style-name="P1"><text:span text:style-name="T1">Option explicit</text:span></text:p>
            <text:p text:style-name="P1"><text:span text:style-name="T1"/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Fonctions pour la gestion des cellules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qui enregistre dans une cellule la valeur chaîne dans la feuille donné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EnrCell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hain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</text:span><text:span text:style-name="keyword0_5f_oobas"><text:span text:style-name="T1">if</text:span></text:span><text:span text:style-name="T1"> </text:span><text:span text:style-name="keyword0_5f_oobas"><text:span text:style-name="T1">not</text:span></text:span><text:span text:style-name="T1"> Verif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 </text:span><text:span text:style-name="keyword0_5f_oobas"><text:span text:style-name="T1">then</text:span></text:span><text:span text:style-name="T1"> </text:span></text:p>
            <text:p text:style-name="P1"><text:span text:style-name="T1"><text:tab/><text:tab/></text:span><text:span text:style-name="keyword0_5f_oobas"><text:span text:style-name="T1">Exit</text:span></text:span><text:span text:style-name="T1"> </text:span><text:span text:style-name="keyword0_5f_oobas"><text:span text:style-name="T1">Sub</text:span></text:span></text:p>
            <text:p text:style-name="P1"><text:span text:style-name="T1"><text:tab/></text:span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Sheet.</text:span><text:span text:style-name="member0_5f_oobas"><text:span text:style-name="T1">getCellByPosition</text:span></text:span><text:span text:style-name="symbol0_5f_oobas"><text:span text:style-name="T1">(</text:span></text:span><text:span text:style-name="T1">col,lig</text:span><text:span text:style-name="symbol0_5f_oobas"><text:span text:style-name="T1">)</text:span></text:span><text:span text:style-name="T1">.</text:span><text:span text:style-name="member0_5f_oobas"><text:span text:style-name="T1">String</text:span></text:span><text:span text:style-name="symbol0_5f_oobas"><text:span text:style-name="T1">=</text:span></text:span><text:span text:style-name="T1">Chaine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Enregistre une valeur dans une cellul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EnrCellValu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haine </text:span><text:span text:style-name="keyword0_5f_oobas"><text:span text:style-name="T1">as</text:span></text:span><text:span text:style-name="T1"> </text:span><text:span text:style-name="keyword0_5f_oobas"><text:span text:style-name="T1">Double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</text:span><text:span text:style-name="keyword0_5f_oobas"><text:span text:style-name="T1">if</text:span></text:span><text:span text:style-name="T1"> </text:span><text:span text:style-name="keyword0_5f_oobas"><text:span text:style-name="T1">not</text:span></text:span><text:span text:style-name="T1"> Verif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 </text:span><text:span text:style-name="keyword0_5f_oobas"><text:span text:style-name="T1">then</text:span></text:span><text:span text:style-name="T1"> </text:span></text:p>
            <text:p text:style-name="P1"><text:span text:style-name="T1"><text:tab/><text:tab/></text:span><text:span text:style-name="keyword0_5f_oobas"><text:span text:style-name="T1">Exit</text:span></text:span><text:span text:style-name="T1"> </text:span><text:span text:style-name="keyword0_5f_oobas"><text:span text:style-name="T1">Sub</text:span></text:span></text:p>
            <text:p text:style-name="P1"><text:span text:style-name="T1"><text:tab/></text:span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Sheet.</text:span><text:span text:style-name="member0_5f_oobas"><text:span text:style-name="T1">getCellByPosition</text:span></text:span><text:span text:style-name="symbol0_5f_oobas"><text:span text:style-name="T1">(</text:span></text:span><text:span text:style-name="T1">col,lig</text:span><text:span text:style-name="symbol0_5f_oobas"><text:span text:style-name="T1">)</text:span></text:span><text:span text:style-name="T1">.</text:span><text:span text:style-name="member0_5f_oobas"><text:span text:style-name="T1">Value</text:span></text:span><text:span text:style-name="symbol0_5f_oobas"><text:span text:style-name="T1">=</text:span></text:span><text:span text:style-name="T1">Chaine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Enregistre une formule dans une cellul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EnrCellFormula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formula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oft-page-break/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</text:span><text:span text:style-name="keyword0_5f_oobas"><text:span text:style-name="T1">if</text:span></text:span><text:span text:style-name="T1"> </text:span><text:span text:style-name="keyword0_5f_oobas"><text:span text:style-name="T1">not</text:span></text:span><text:span text:style-name="T1"> Verif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 </text:span><text:span text:style-name="keyword0_5f_oobas"><text:span text:style-name="T1">then</text:span></text:span><text:span text:style-name="T1"> </text:span></text:p>
            <text:p text:style-name="P1"><text:span text:style-name="T1"><text:tab/><text:tab/></text:span><text:span text:style-name="keyword0_5f_oobas"><text:span text:style-name="T1">Exit</text:span></text:span><text:span text:style-name="T1"> </text:span><text:span text:style-name="keyword0_5f_oobas"><text:span text:style-name="T1">Sub</text:span></text:span></text:p>
            <text:p text:style-name="P1"><text:span text:style-name="T1"><text:tab/></text:span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Sheet.</text:span><text:span text:style-name="member0_5f_oobas"><text:span text:style-name="T1">getCellByPosition</text:span></text:span><text:span text:style-name="symbol0_5f_oobas"><text:span text:style-name="T1">(</text:span></text:span><text:span text:style-name="T1">col,lig</text:span><text:span text:style-name="symbol0_5f_oobas"><text:span text:style-name="T1">)</text:span></text:span><text:span text:style-name="T1">.</text:span><text:span text:style-name="member0_5f_oobas"><text:span text:style-name="T1">Formula</text:span></text:span><text:span text:style-name="symbol0_5f_oobas"><text:span text:style-name="T1">=</text:span></text:span><text:span text:style-name="string_5f_oobas"><text:span text:style-name="T1">"="</text:span></text:span><text:span text:style-name="T1">&amp; formula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Enregistre une formule sans sign"="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EnrCellFormulaDat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formula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</text:span><text:span text:style-name="keyword0_5f_oobas"><text:span text:style-name="T1">if</text:span></text:span><text:span text:style-name="T1"> </text:span><text:span text:style-name="keyword0_5f_oobas"><text:span text:style-name="T1">not</text:span></text:span><text:span text:style-name="T1"> Verif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 </text:span><text:span text:style-name="keyword0_5f_oobas"><text:span text:style-name="T1">then</text:span></text:span><text:span text:style-name="T1"> </text:span></text:p>
            <text:p text:style-name="P1"><text:span text:style-name="T1"><text:tab/><text:tab/></text:span><text:span text:style-name="keyword0_5f_oobas"><text:span text:style-name="T1">Exit</text:span></text:span><text:span text:style-name="T1"> </text:span><text:span text:style-name="keyword0_5f_oobas"><text:span text:style-name="T1">Sub</text:span></text:span></text:p>
            <text:p text:style-name="P1"><text:span text:style-name="T1"><text:tab/></text:span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Sheet.</text:span><text:span text:style-name="member0_5f_oobas"><text:span text:style-name="T1">getCellByPosition</text:span></text:span><text:span text:style-name="symbol0_5f_oobas"><text:span text:style-name="T1">(</text:span></text:span><text:span text:style-name="T1">col,lig</text:span><text:span text:style-name="symbol0_5f_oobas"><text:span text:style-name="T1">)</text:span></text:span><text:span text:style-name="T1">.</text:span><text:span text:style-name="member0_5f_oobas"><text:span text:style-name="T1">FormulaLocal</text:span></text:span><text:span text:style-name="symbol0_5f_oobas"><text:span text:style-name="T1">=</text:span></text:span><text:span text:style-name="T1">formula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qui renvoie le string d’une cellul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CellString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text:span text:style-name="T1"> </text:span><text:span text:style-name="keyword0_5f_oobas"><text:span text:style-name="T1">as</text:span></text:span><text:span text:style-name="T1"> </text:span><text:span text:style-name="keyword0_5f_oobas"><text:span text:style-name="T1">String</text:span></text:span></text:p>
            <text:p text:style-name="P1"><text:span text:style-name="keyword0_5f_oobas"><text:span text:style-name="T1">Dim</text:span></text:span><text:span text:style-name="T1"> 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</text:span><text:span text:style-name="keyword0_5f_oobas"><text:span text:style-name="T1">if</text:span></text:span><text:span text:style-name="T1"> </text:span><text:span text:style-name="keyword0_5f_oobas"><text:span text:style-name="T1">not</text:span></text:span><text:span text:style-name="T1"> Verif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 </text:span><text:span text:style-name="keyword0_5f_oobas"><text:span text:style-name="T1">then</text:span></text:span><text:span text:style-name="T1"> </text:span></text:p>
            <text:p text:style-name="P1"><text:span text:style-name="T1"><text:tab/><text:tab/></text:span><text:span text:style-name="keyword0_5f_oobas"><text:span text:style-name="T1">Exit</text:span></text:span><text:span text:style-name="T1"> </text:span><text:span text:style-name="keyword0_5f_oobas"><text:span text:style-name="T1">Sub</text:span></text:span></text:p>
            <text:p text:style-name="P1"><text:span text:style-name="T1"><text:tab/></text:span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CellString</text:span><text:span text:style-name="symbol0_5f_oobas"><text:span text:style-name="T1">=</text:span></text:span><text:span text:style-name="T1">Sheet.</text:span><text:span text:style-name="member0_5f_oobas"><text:span text:style-name="T1">getCellByPosition</text:span></text:span><text:span text:style-name="symbol0_5f_oobas"><text:span text:style-name="T1">(</text:span></text:span><text:span text:style-name="T1">col,lig</text:span><text:span text:style-name="symbol0_5f_oobas"><text:span text:style-name="T1">)</text:span></text:span><text:span text:style-name="T1">.</text:span><text:span text:style-name="member0_5f_oobas"><text:span text:style-name="T1">String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qui renvoie le value d’une cellul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CellValu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text:span text:style-name="T1"> </text:span><text:span text:style-name="keyword0_5f_oobas"><text:span text:style-name="T1">as</text:span></text:span><text:span text:style-name="T1"> </text:span><text:span text:style-name="keyword0_5f_oobas"><text:span text:style-name="T1">double</text:span></text:span></text:p>
            <text:p text:style-name="P1"><text:span text:style-name="keyword0_5f_oobas"><text:span text:style-name="T1">Dim</text:span></text:span><text:span text:style-name="T1"> 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</text:span><text:span text:style-name="keyword0_5f_oobas"><text:span text:style-name="T1">if</text:span></text:span><text:span text:style-name="T1"> </text:span><text:span text:style-name="keyword0_5f_oobas"><text:span text:style-name="T1">not</text:span></text:span><text:span text:style-name="T1"> Verif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 </text:span><text:span text:style-name="keyword0_5f_oobas"><text:span text:style-name="T1">then</text:span></text:span><text:span text:style-name="T1"> </text:span></text:p>
            <text:p text:style-name="P1"><text:span text:style-name="T1"><text:tab/><text:tab/></text:span><text:span text:style-name="keyword0_5f_oobas"><text:span text:style-name="T1">Exit</text:span></text:span><text:span text:style-name="T1"> </text:span><text:span text:style-name="keyword0_5f_oobas"><text:span text:style-name="T1">Sub</text:span></text:span></text:p>
            <text:p text:style-name="P1"><text:soft-page-break/><text:span text:style-name="T1"><text:tab/></text:span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CellValue</text:span><text:span text:style-name="symbol0_5f_oobas"><text:span text:style-name="T1">=</text:span></text:span><text:span text:style-name="T1">Sheet.</text:span><text:span text:style-name="member0_5f_oobas"><text:span text:style-name="T1">getCellByPosition</text:span></text:span><text:span text:style-name="symbol0_5f_oobas"><text:span text:style-name="T1">(</text:span></text:span><text:span text:style-name="T1">col,lig</text:span><text:span text:style-name="symbol0_5f_oobas"><text:span text:style-name="T1">)</text:span></text:span><text:span text:style-name="T1">.</text:span><text:span text:style-name="member0_5f_oobas"><text:span text:style-name="T1">Value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T1"/></text:p>
            <text:p text:style-name="P1"><text:span text:style-name="T1"/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s pour gérer la mise forme d’une cellul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HCenter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ByPosition</text:span></text:span><text:span text:style-name="symbol0_5f_oobas"><text:span text:style-name="T1">(</text:span></text:span><text:span text:style-name="T1">c,l</text:span><text:span text:style-name="symbol0_5f_oobas"><text:span text:style-name="T1">)</text:span></text:span><text:span text:style-name="T1">.</text:span><text:span text:style-name="member0_5f_oobas"><text:span text:style-name="T1">HORIJUSTIFY</text:span></text:span><text:span text:style-name="symbol0_5f_oobas"><text:span text:style-name="T1">=</text:span></text:span><text:span text:style-name="T1">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CellHoriJustify</text:span></text:span><text:span text:style-name="T1">.</text:span><text:span text:style-name="member0_5f_oobas"><text:span text:style-name="T1">CENTER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VCenter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ByPosition</text:span></text:span><text:span text:style-name="symbol0_5f_oobas"><text:span text:style-name="T1">(</text:span></text:span><text:span text:style-name="T1">c,l</text:span><text:span text:style-name="symbol0_5f_oobas"><text:span text:style-name="T1">)</text:span></text:span><text:span text:style-name="T1">.</text:span><text:span text:style-name="member0_5f_oobas"><text:span text:style-name="T1">VERTJUSTIFY</text:span></text:span><text:span text:style-name="symbol0_5f_oobas"><text:span text:style-name="T1">=</text:span></text:span><text:span text:style-name="T1">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CellVertJustify</text:span></text:span><text:span text:style-name="T1">.</text:span><text:span text:style-name="member0_5f_oobas"><text:span text:style-name="T1">CENTER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Gras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ByPosition</text:span></text:span><text:span text:style-name="symbol0_5f_oobas"><text:span text:style-name="T1">(</text:span></text:span><text:span text:style-name="T1">c,l</text:span><text:span text:style-name="symbol0_5f_oobas"><text:span text:style-name="T1">)</text:span></text:span><text:span text:style-name="T1">.</text:span><text:span text:style-name="member0_5f_oobas"><text:span text:style-name="T1">CharWeight</text:span></text:span><text:span text:style-name="symbol0_5f_oobas"><text:span text:style-name="T1">=</text:span></text:span><text:span text:style-name="T1">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awt</text:span></text:span><text:span text:style-name="T1">.</text:span><text:span text:style-name="member0_5f_oobas"><text:span text:style-name="T1">FontWeight</text:span></text:span><text:span text:style-name="T1">.</text:span><text:span text:style-name="member0_5f_oobas"><text:span text:style-name="T1">BOLD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Wrapped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oft-page-break/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ByPosition</text:span></text:span><text:span text:style-name="symbol0_5f_oobas"><text:span text:style-name="T1">(</text:span></text:span><text:span text:style-name="T1">c,l</text:span><text:span text:style-name="symbol0_5f_oobas"><text:span text:style-name="T1">)</text:span></text:span><text:span text:style-name="T1">.</text:span><text:span text:style-name="member0_5f_oobas"><text:span text:style-name="T1">IsTextWrapped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BottomTop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ByPosition</text:span></text:span><text:span text:style-name="symbol0_5f_oobas"><text:span text:style-name="T1">(</text:span></text:span><text:span text:style-name="T1">c,l</text:span><text:span text:style-name="symbol0_5f_oobas"><text:span text:style-name="T1">)</text:span></text:span><text:span text:style-name="T1">.</text:span><text:span text:style-name="member0_5f_oobas"><text:span text:style-name="T1">Orientation</text:span></text:span><text:span text:style-name="symbol0_5f_oobas"><text:span text:style-name="T1">=</text:span></text:span><text:span text:style-name="T1">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CellOrientation</text:span></text:span><text:span text:style-name="T1">.</text:span><text:span text:style-name="member0_5f_oobas"><text:span text:style-name="T1">BOTTOMTOP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BackColor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R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B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ByPosition</text:span></text:span><text:span text:style-name="symbol0_5f_oobas"><text:span text:style-name="T1">(</text:span></text:span><text:span text:style-name="T1">c,l</text:span><text:span text:style-name="symbol0_5f_oobas"><text:span text:style-name="T1">)</text:span></text:span><text:span text:style-name="T1">.</text:span><text:span text:style-name="member0_5f_oobas"><text:span text:style-name="T1">CellBackColor</text:span></text:span><text:span text:style-name="symbol0_5f_oobas"><text:span text:style-name="T1">=</text:span></text:span><text:span text:style-name="keyword0_5f_oobas"><text:span text:style-name="T1">RGB</text:span></text:span><text:span text:style-name="symbol0_5f_oobas"><text:span text:style-name="T1">(</text:span></text:span><text:span text:style-name="T1">R,G,B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CharColor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R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B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ByPosition</text:span></text:span><text:span text:style-name="symbol0_5f_oobas"><text:span text:style-name="T1">(</text:span></text:span><text:span text:style-name="T1">c,l</text:span><text:span text:style-name="symbol0_5f_oobas"><text:span text:style-name="T1">)</text:span></text:span><text:span text:style-name="T1">.</text:span><text:span text:style-name="member0_5f_oobas"><text:span text:style-name="T1">CharColor</text:span></text:span><text:span text:style-name="symbol0_5f_oobas"><text:span text:style-name="T1">=</text:span></text:span><text:span text:style-name="keyword0_5f_oobas"><text:span text:style-name="T1">RGB</text:span></text:span><text:span text:style-name="symbol0_5f_oobas"><text:span text:style-name="T1">(</text:span></text:span><text:span text:style-name="T1">R,G,B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CharHeight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taille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ByPosition</text:span></text:span><text:span text:style-name="symbol0_5f_oobas"><text:span text:style-name="T1">(</text:span></text:span><text:span text:style-name="T1">c,l</text:span><text:span text:style-name="symbol0_5f_oobas"><text:span text:style-name="T1">)</text:span></text:span><text:span text:style-name="T1">.</text:span><text:span text:style-name="member0_5f_oobas"><text:span text:style-name="T1">Charheight</text:span></text:span><text:span text:style-name="symbol0_5f_oobas"><text:span text:style-name="T1">=</text:span></text:span><text:span text:style-name="T1">taille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MargesInternes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retrait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oft-page-break/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ByPosition</text:span></text:span><text:span text:style-name="symbol0_5f_oobas"><text:span text:style-name="T1">(</text:span></text:span><text:span text:style-name="T1">c,l</text:span><text:span text:style-name="symbol0_5f_oobas"><text:span text:style-name="T1">)</text:span></text:span><text:span text:style-name="T1">.</text:span><text:span text:style-name="member0_5f_oobas"><text:span text:style-name="T1">ParaIndent</text:span></text:span><text:span text:style-name="symbol0_5f_oobas"><text:span text:style-name="T1">=</text:span></text:span><text:span text:style-name="T1">retrait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LargOptimal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Columns</text:span></text:span><text:span text:style-name="symbol0_5f_oobas"><text:span text:style-name="T1">(</text:span></text:span><text:span text:style-name="T1">col</text:span><text:span text:style-name="symbol0_5f_oobas"><text:span text:style-name="T1">)</text:span></text:span><text:span text:style-name="T1">.</text:span><text:span text:style-name="member0_5f_oobas"><text:span text:style-name="T1">OptimalWidth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HautOptimal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li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Rows</text:span></text:span><text:span text:style-name="symbol0_5f_oobas"><text:span text:style-name="T1">(</text:span></text:span><text:span text:style-name="T1">lig</text:span><text:span text:style-name="symbol0_5f_oobas"><text:span text:style-name="T1">)</text:span></text:span><text:span text:style-name="T1">.</text:span><text:span text:style-name="member0_5f_oobas"><text:span text:style-name="T1">OptimalHeight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LigneHeight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li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hauteur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Rows</text:span></text:span><text:span text:style-name="symbol0_5f_oobas"><text:span text:style-name="T1">(</text:span></text:span><text:span text:style-name="T1">lig</text:span><text:span text:style-name="symbol0_5f_oobas"><text:span text:style-name="T1">)</text:span></text:span><text:span text:style-name="T1">.</text:span><text:span text:style-name="member0_5f_oobas"><text:span text:style-name="T1">Height</text:span></text:span><text:span text:style-name="symbol0_5f_oobas"><text:span text:style-name="T1">=</text:span></text:span><text:span text:style-name="T1">hauteur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ColWidth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ar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Columns</text:span></text:span><text:span text:style-name="symbol0_5f_oobas"><text:span text:style-name="T1">(</text:span></text:span><text:span text:style-name="T1">col</text:span><text:span text:style-name="symbol0_5f_oobas"><text:span text:style-name="T1">)</text:span></text:span><text:span text:style-name="T1">.</text:span><text:span text:style-name="member0_5f_oobas"><text:span text:style-name="T1">Width</text:span></text:span><text:span text:style-name="symbol0_5f_oobas"><text:span text:style-name="T1">=</text:span></text:span><text:span text:style-name="T1">larg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T1"/></text:p>
            <text:p text:style-name="P1"><text:span text:style-name="T1"/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s pour gérer la mise forme d’une zone de cellules</text:span></text:span></text:p>
            <text:p text:style-name="P1"><text:soft-page-break/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ZoneHautOptimal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lignes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zone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o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zone</text:span><text:span text:style-name="symbol0_5f_oobas"><text:span text:style-name="T1">=</text:span></text:span><text:span text:style-name="T1">o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<text:tab/>lignes</text:span><text:span text:style-name="symbol0_5f_oobas"><text:span text:style-name="T1">=</text:span></text:span><text:span text:style-name="T1">zone.</text:span><text:span text:style-name="member0_5f_oobas"><text:span text:style-name="T1">Rows</text:span></text:span></text:p>
            <text:p text:style-name="P1"><text:span text:style-name="T1"><text:tab/>lignes.</text:span><text:span text:style-name="member0_5f_oobas"><text:span text:style-name="T1">OptimalHeight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ZoneLargOptimal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lignes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zone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o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zone</text:span><text:span text:style-name="symbol0_5f_oobas"><text:span text:style-name="T1">=</text:span></text:span><text:span text:style-name="T1">o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<text:tab/>lignes</text:span><text:span text:style-name="symbol0_5f_oobas"><text:span text:style-name="T1">=</text:span></text:span><text:span text:style-name="T1">zone.</text:span><text:span text:style-name="member0_5f_oobas"><text:span text:style-name="T1">Columns</text:span></text:span></text:p>
            <text:p text:style-name="P1"><text:span text:style-name="T1"><text:tab/>lignes.</text:span><text:span text:style-name="member0_5f_oobas"><text:span text:style-name="T1">OptimalWidth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BorduresZon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bords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o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zone</text:span><text:span text:style-name="symbol0_5f_oobas"><text:span text:style-name="T1">=</text:span></text:span><text:span text:style-name="T1">o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bords</text:span><text:span text:style-name="symbol0_5f_oobas"><text:span text:style-name="T1">=</text:span></text:span><text:span text:style-name="T1">zone.</text:span><text:span text:style-name="member0_5f_oobas"><text:span text:style-name="T1">TableBorder</text:span></text:span></text:p>
            <text:p text:style-name="P1"><text:span text:style-name="keyword0_5f_oobas"><text:span text:style-name="T1">Dim</text:span></text:span><text:span text:style-name="T1"> unBord </text:span><text:span text:style-name="keyword0_5f_oobas"><text:span text:style-name="T1">as</text:span></text:span><text:span text:style-name="T1"> New 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BorderLine</text:span></text:span></text:p>
            <text:p text:style-name="P1"><text:span text:style-name="keyword0_5f_oobas"><text:span text:style-name="T1">With</text:span></text:span><text:span text:style-name="T1"> unBord</text:span></text:p>
            <text:p text:style-name="P1"><text:span text:style-name="T1"><text:tab/>.</text:span><text:span text:style-name="member0_5f_oobas"><text:span text:style-name="T1">OuterLineWidth</text:span></text:span><text:span text:style-name="symbol0_5f_oobas"><text:span text:style-name="T1">=</text:span></text:span><text:span text:style-name="number_5f_oobas"><text:span text:style-name="T1">30</text:span></text:span></text:p>
            <text:p text:style-name="P1"><text:span text:style-name="T1"><text:tab/>.</text:span><text:span text:style-name="member0_5f_oobas"><text:span text:style-name="T1">Color</text:span></text:span><text:span text:style-name="symbol0_5f_oobas"><text:span text:style-name="T1">=</text:span></text:span><text:span text:style-name="keyword0_5f_oobas"><text:span text:style-name="T1">RGB</text:span></text:span><text:span text:style-name="symbol0_5f_oobas"><text:span text:style-name="T1">(</text:span></text:span><text:span text:style-name="number_5f_oobas"><text:span text:style-name="T1">0</text:span></text:span><text:span text:style-name="T1">,</text:span><text:span text:style-name="number_5f_oobas"><text:span text:style-name="T1">0</text:span></text:span><text:span text:style-name="T1">,</text:span><text:span text:style-name="number_5f_oobas"><text:span text:style-name="T1">0</text:span></text:span><text:span text:style-name="symbol0_5f_oobas"><text:span text:style-name="T1">)</text:span></text:span></text:p>
            <text:p text:style-name="P1"><text:span text:style-name="T1"><text:tab/>bords.</text:span><text:span text:style-name="member0_5f_oobas"><text:span text:style-name="T1">RightLine</text:span></text:span><text:span text:style-name="symbol0_5f_oobas"><text:span text:style-name="T1">=</text:span></text:span><text:span text:style-name="T1">unBord</text:span></text:p>
            <text:p text:style-name="P1"><text:span text:style-name="T1"><text:tab/>bords.</text:span><text:span text:style-name="member0_5f_oobas"><text:span text:style-name="T1">LeftLine</text:span></text:span><text:span text:style-name="symbol0_5f_oobas"><text:span text:style-name="T1">=</text:span></text:span><text:span text:style-name="T1">unBord</text:span></text:p>
            <text:p text:style-name="P1"><text:span text:style-name="T1"><text:tab/>bords.</text:span><text:span text:style-name="member0_5f_oobas"><text:span text:style-name="T1">TopLine</text:span></text:span><text:span text:style-name="symbol0_5f_oobas"><text:span text:style-name="T1">=</text:span></text:span><text:span text:style-name="T1">unBord</text:span></text:p>
            <text:p text:style-name="P1"><text:span text:style-name="T1"><text:tab/>bords.</text:span><text:span text:style-name="member0_5f_oobas"><text:span text:style-name="T1">BottomLine</text:span></text:span><text:span text:style-name="symbol0_5f_oobas"><text:span text:style-name="T1">=</text:span></text:span><text:span text:style-name="T1">unBord</text:span></text:p>
            <text:p text:style-name="P1"><text:span text:style-name="T1"><text:tab/>bords.</text:span><text:span text:style-name="member0_5f_oobas"><text:span text:style-name="T1">VerticalLine</text:span></text:span><text:span text:style-name="symbol0_5f_oobas"><text:span text:style-name="T1">=</text:span></text:span><text:span text:style-name="T1">unBord</text:span></text:p>
            <text:p text:style-name="P1"><text:span text:style-name="T1"><text:tab/>bords.</text:span><text:span text:style-name="member0_5f_oobas"><text:span text:style-name="T1">HorizontalLine</text:span></text:span><text:span text:style-name="symbol0_5f_oobas"><text:span text:style-name="T1">=</text:span></text:span><text:span text:style-name="T1">unBord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with</text:span></text:span></text:p>
            <text:p text:style-name="P1"><text:span text:style-name="keyword0_5f_oobas"><text:span text:style-name="T1">With</text:span></text:span><text:span text:style-name="T1"> Bords</text:span></text:p>
            <text:p text:style-name="P1"><text:soft-page-break/><text:span text:style-name="T1"><text:tab/>.</text:span><text:span text:style-name="member0_5f_oobas"><text:span text:style-name="T1">IsBottomLineValid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T1"><text:tab/>.</text:span><text:span text:style-name="member0_5f_oobas"><text:span text:style-name="T1">IsTopLineValid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T1"><text:tab/>.</text:span><text:span text:style-name="member0_5f_oobas"><text:span text:style-name="T1">IsLeftLineValid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T1"><text:tab/>.</text:span><text:span text:style-name="member0_5f_oobas"><text:span text:style-name="T1">IsRightLineValid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T1"><text:tab/>.</text:span><text:span text:style-name="member0_5f_oobas"><text:span text:style-name="T1">IsHorizontalLineValid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T1"><text:tab/>.</text:span><text:span text:style-name="member0_5f_oobas"><text:span text:style-name="T1">IsVerticalLineValid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with</text:span></text:span></text:p>
            <text:p text:style-name="P1"><text:span text:style-name="T1">zone.</text:span><text:span text:style-name="member0_5f_oobas"><text:span text:style-name="T1">TableBorder</text:span></text:span><text:span text:style-name="symbol0_5f_oobas"><text:span text:style-name="T1">=</text:span></text:span><text:span text:style-name="T1">bords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ZoneBackColor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R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B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text:span text:style-name="T1">.</text:span><text:span text:style-name="member0_5f_oobas"><text:span text:style-name="T1">CellBackColor</text:span></text:span><text:span text:style-name="symbol0_5f_oobas"><text:span text:style-name="T1">=</text:span></text:span><text:span text:style-name="keyword0_5f_oobas"><text:span text:style-name="T1">RGB</text:span></text:span><text:span text:style-name="symbol0_5f_oobas"><text:span text:style-name="T1">(</text:span></text:span><text:span text:style-name="T1">R,G,B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ZoneCharHeight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taille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text:span text:style-name="T1">.</text:span><text:span text:style-name="member0_5f_oobas"><text:span text:style-name="T1">CharHeight</text:span></text:span><text:span text:style-name="symbol0_5f_oobas"><text:span text:style-name="T1">=</text:span></text:span><text:span text:style-name="T1">taille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ZoneCharColor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R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B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text:span text:style-name="T1">.</text:span><text:span text:style-name="member0_5f_oobas"><text:span text:style-name="T1">CharColor</text:span></text:span><text:span text:style-name="symbol0_5f_oobas"><text:span text:style-name="T1">=</text:span></text:span><text:span text:style-name="keyword0_5f_oobas"><text:span text:style-name="T1">RGB</text:span></text:span><text:span text:style-name="symbol0_5f_oobas"><text:span text:style-name="T1">(</text:span></text:span><text:span text:style-name="T1">R,G,B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ZoneHCenter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oft-page-break/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text:span text:style-name="T1">.</text:span><text:span text:style-name="member0_5f_oobas"><text:span text:style-name="T1">HORIJUSTIFY</text:span></text:span><text:span text:style-name="symbol0_5f_oobas"><text:span text:style-name="T1">=</text:span></text:span><text:span text:style-name="T1">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CellHoriJustify</text:span></text:span><text:span text:style-name="T1">.</text:span><text:span text:style-name="member0_5f_oobas"><text:span text:style-name="T1">CENTER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ZoneVCenter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text:span text:style-name="T1">.</text:span><text:span text:style-name="member0_5f_oobas"><text:span text:style-name="T1">VERTJUSTIFY</text:span></text:span><text:span text:style-name="symbol0_5f_oobas"><text:span text:style-name="T1">=</text:span></text:span><text:span text:style-name="T1">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CellVertJustify</text:span></text:span><text:span text:style-name="T1">.</text:span><text:span text:style-name="member0_5f_oobas"><text:span text:style-name="T1">CENTER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ZoneWrapped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text:span text:style-name="T1"><text:tab/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text:span text:style-name="T1">.</text:span><text:span text:style-name="member0_5f_oobas"><text:span text:style-name="T1">IsTextWrapped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ZoneBottomTop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<text:s/>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text:span text:style-name="T1">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text:span text:style-name="T1">.</text:span><text:span text:style-name="member0_5f_oobas"><text:span text:style-name="T1">Orientation</text:span></text:span><text:span text:style-name="symbol0_5f_oobas"><text:span text:style-name="T1">=</text:span></text:span><text:span text:style-name="T1">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CellOrientation</text:span></text:span><text:span text:style-name="T1">.</text:span><text:span text:style-name="member0_5f_oobas"><text:span text:style-name="T1">BOTTOMTOP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T1"/></text:p>
            <text:p text:style-name="P1"><text:span text:style-name="T1"/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Fonctions sur la gestion des zones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oft-page-break/><text:span text:style-name="comment0_5f_oobas"><text:span text:style-name="T1">'Retourne l’index de ligne de fin d’une zon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Function</text:span></text:span><text:span text:style-name="T1"> IndexFinZon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text:span text:style-name="T1"> </text:span><text:span text:style-name="keyword0_5f_oobas"><text:span text:style-name="T1">as</text:span></text:span><text:span text:style-name="T1"> </text:span><text:span text:style-name="keyword0_5f_oobas"><text:span text:style-name="T1">Integer</text:span></text:span></text:p>
            <text:p text:style-name="P1"><text:span text:style-name="keyword0_5f_oobas"><text:span text:style-name="T1">Dim</text:span></text:span><text:span text:style-name="T1"> Index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ZonesVides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zone</text:span><text:span text:style-name="symbol0_5f_oobas"><text:span text:style-name="T1">=</text:span></text:span><text:span text:style-name="T1">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ZonesVides</text:span><text:span text:style-name="symbol0_5f_oobas"><text:span text:style-name="T1">=</text:span></text:span><text:span text:style-name="T1">zone.</text:span><text:span text:style-name="member0_5f_oobas"><text:span text:style-name="T1">queryEmptyCells</text:span></text:span><text:span text:style-name="T1">.</text:span><text:span text:style-name="member0_5f_oobas"><text:span text:style-name="T1">RangeAddresses</text:span></text:span></text:p>
            <text:p text:style-name="P1"><text:span text:style-name="keyword0_5f_oobas"><text:span text:style-name="T1">if</text:span></text:span><text:span text:style-name="T1"> UBound</text:span><text:span text:style-name="symbol0_5f_oobas"><text:span text:style-name="T1">(</text:span></text:span><text:span text:style-name="T1">ZonesVides</text:span><text:span text:style-name="symbol0_5f_oobas"><text:span text:style-name="T1">)</text:span></text:span><text:span text:style-name="T1"> &gt;</text:span><text:span text:style-name="symbol0_5f_oobas"><text:span text:style-name="T1">=</text:span></text:span><text:span text:style-name="T1"> </text:span><text:span text:style-name="number_5f_oobas"><text:span text:style-name="T1">0</text:span></text:span><text:span text:style-name="T1"> </text:span><text:span text:style-name="keyword0_5f_oobas"><text:span text:style-name="T1">then</text:span></text:span></text:p>
            <text:p text:style-name="P1"><text:span text:style-name="T1"><text:tab/>index</text:span><text:span text:style-name="symbol0_5f_oobas"><text:span text:style-name="T1">=</text:span></text:span><text:span text:style-name="T1">ZonesVides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text:span text:style-name="T1">.</text:span><text:span text:style-name="member0_5f_oobas"><text:span text:style-name="T1">StartRow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IndexFinZone</text:span><text:span text:style-name="symbol0_5f_oobas"><text:span text:style-name="T1">=</text:span></text:span><text:span text:style-name="T1">index</text:span><text:span text:style-name="number_5f_oobas"><text:span text:style-name="T1">-1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Function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fusionne une zone de cellules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Fusionn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zone</text:span><text:span text:style-name="symbol0_5f_oobas"><text:span text:style-name="T1">=</text:span></text:span><text:span text:style-name="T1">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zone.</text:span><text:span text:style-name="member0_5f_oobas"><text:span text:style-name="T1">merge</text:span></text:span><text:span text:style-name="symbol0_5f_oobas"><text:span text:style-name="T1">(</text:span></text:span><text:span text:style-name="keyword0_5f_oobas"><text:span text:style-name="T1">true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Fonction qui convertit une zone de cellules en tableau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Function</text:span></text:span><text:span text:style-name="T1"> ZoneVersTab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text:span text:style-name="T1"> </text:span><text:span text:style-name="keyword0_5f_oobas"><text:span text:style-name="T1">as</text:span></text:span><text:span text:style-name="T1"> </text:span><text:span text:style-name="keyword0_5f_oobas"><text:span text:style-name="T1">Variant</text:span></text:span></text:p>
            <text:p text:style-name="P1"><text:span text:style-name="keyword0_5f_oobas"><text:span text:style-name="T1">Dim</text:span></text:span><text:span text:style-name="T1"> o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tab </text:span><text:span text:style-name="keyword0_5f_oobas"><text:span text:style-name="T1">as</text:span></text:span><text:span text:style-name="T1"> </text:span><text:span text:style-name="keyword0_5f_oobas"><text:span text:style-name="T1">Varian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o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zone</text:span><text:span text:style-name="symbol0_5f_oobas"><text:span text:style-name="T1">=</text:span></text:span><text:span text:style-name="T1">o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<text:tab/>ZoneVersTab</text:span><text:span text:style-name="symbol0_5f_oobas"><text:span text:style-name="T1">=</text:span></text:span><text:span text:style-name="T1">zone.</text:span><text:span text:style-name="member0_5f_oobas"><text:span text:style-name="T1">DataArray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Function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Ecrit les valeurs d’un array dans une zon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TabVersZon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tab </text:span><text:span text:style-name="keyword0_5f_oobas"><text:span text:style-name="T1">as</text:span></text:span><text:span text:style-name="T1"> </text:span><text:span text:style-name="keyword0_5f_oobas"><text:span text:style-name="T1">Variant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</text:span><text:soft-page-break/><text:span text:style-name="T1">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text:span text:style-name="T1"> </text:span></text:p>
            <text:p text:style-name="P1"><text:span text:style-name="keyword0_5f_oobas"><text:span text:style-name="T1">Dim</text:span></text:span><text:span text:style-name="T1"> o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o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zone</text:span><text:span text:style-name="symbol0_5f_oobas"><text:span text:style-name="T1">=</text:span></text:span><text:span text:style-name="T1">o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<text:tab/>zone.</text:span><text:span text:style-name="member0_5f_oobas"><text:span text:style-name="T1">DataArray</text:span></text:span><text:span text:style-name="symbol0_5f_oobas"><text:span text:style-name="T1">=</text:span></text:span><text:span text:style-name="T1">tab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Ecrit les valeurs d'un array avec des formules dans une zon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TabFormulesVersZon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tab </text:span><text:span text:style-name="keyword0_5f_oobas"><text:span text:style-name="T1">as</text:span></text:span><text:span text:style-name="T1"> </text:span><text:span text:style-name="keyword0_5f_oobas"><text:span text:style-name="T1">Variant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text:span text:style-name="T1"> </text:span></text:p>
            <text:p text:style-name="P1"><text:span text:style-name="keyword0_5f_oobas"><text:span text:style-name="T1">Dim</text:span></text:span><text:span text:style-name="T1"> o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o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tab/>zone</text:span><text:span text:style-name="symbol0_5f_oobas"><text:span text:style-name="T1">=</text:span></text:span><text:span text:style-name="T1">o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<text:tab/>zone.</text:span><text:span text:style-name="member0_5f_oobas"><text:span text:style-name="T1">FormulaArray</text:span></text:span><text:span text:style-name="symbol0_5f_oobas"><text:span text:style-name="T1">=</text:span></text:span><text:span text:style-name="T1">tab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qui filtre une zone suivant le critère donné (on recopie dans le même doc)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FiltrerZone</text:span><text:span text:style-name="symbol0_5f_oobas"><text:span text:style-name="T1">(</text:span></text:span><text:span text:style-name="T1">feuilleini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zon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rit </text:span><text:span text:style-name="keyword0_5f_oobas"><text:span text:style-name="T1">as</text:span></text:span><text:span text:style-name="T1"> </text:span><text:span text:style-name="keyword0_5f_oobas"><text:span text:style-name="T1">Variant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ellu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num </text:span><text:span text:style-name="keyword0_5f_oobas"><text:span text:style-name="T1">as</text:span></text:span><text:span text:style-name="T1"> boolean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comment0_5f_oobas"><text:span text:style-name="T1">'zone doit etre donné sous la forme a1:b2, col correspond au numero de colonne à filtrer dans la zone</text:span></text:span></text:p>
            <text:p text:style-name="P1"><text:span text:style-name="keyword0_5f_oobas"><text:span text:style-name="T1">Dim</text:span></text:span><text:span text:style-name="T1"> monDocumen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lesFeuilles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 </text:span></text:p>
            <text:p text:style-name="P1"><text:span text:style-name="keyword0_5f_oobas"><text:span text:style-name="T1">Dim</text:span></text:span><text:span text:style-name="T1"> maFeuill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ma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index </text:span><text:span text:style-name="keyword0_5f_oobas"><text:span text:style-name="T1">as</text:span></text:span><text:span text:style-name="T1"> </text:span><text:span text:style-name="keyword0_5f_oobas"><text:span text:style-name="T1">Integer</text:span></text:span></text:p>
            <text:p text:style-name="P1"><text:span text:style-name="keyword0_5f_oobas"><text:span text:style-name="T1">Dim</text:span></text:span><text:span text:style-name="T1"> monFiltr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feuilleResu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pointResu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/></text:p>
            <text:p text:style-name="P1"><text:span text:style-name="keyword0_5f_oobas"><text:span text:style-name="T1">Dim</text:span></text:span><text:span text:style-name="T1"> champsFiltre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text:span text:style-name="T1"> </text:span><text:span text:style-name="keyword0_5f_oobas"><text:span text:style-name="T1">As</text:span></text:span><text:span text:style-name="T1"> New 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sheet</text:span></text:span><text:span text:style-name="T1">.</text:span><text:span text:style-name="member0_5f_oobas"><text:span text:style-name="T1">TableFilterField</text:span></text:span></text:p>
            <text:p text:style-name="P1"><text:span text:style-name="keyword0_5f_oobas"><text:span text:style-name="T1">if</text:span></text:span><text:span text:style-name="T1"> num</text:span><text:span text:style-name="symbol0_5f_oobas"><text:span text:style-name="T1">=</text:span></text:span><text:span text:style-name="keyword0_5f_oobas"><text:span text:style-name="T1">true</text:span></text:span><text:span text:style-name="T1"> </text:span><text:span text:style-name="keyword0_5f_oobas"><text:span text:style-name="T1">then</text:span></text:span><text:span text:style-name="T1"> </text:span></text:p>
            <text:p text:style-name="P1"><text:span text:style-name="T1"><text:tab/></text:span><text:span text:style-name="keyword0_5f_oobas"><text:span text:style-name="T1">With</text:span></text:span><text:span text:style-name="T1"> champsFiltre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/text:p>
            <text:p text:style-name="P1"><text:span text:style-name="T1"><text:tab/> <text:s/>.</text:span><text:span text:style-name="member0_5f_oobas"><text:span text:style-name="T1">Field</text:span></text:span><text:span text:style-name="T1"> </text:span><text:span text:style-name="symbol0_5f_oobas"><text:span text:style-name="T1">=</text:span></text:span><text:span text:style-name="T1"> col</text:span></text:p>
            <text:p text:style-name="P1"><text:span text:style-name="T1"><text:tab/> <text:s/>.</text:span><text:span text:style-name="member0_5f_oobas"><text:span text:style-name="T1">Operator</text:span></text:span><text:span text:style-name="T1"> </text:span><text:span text:style-name="symbol0_5f_oobas"><text:span text:style-name="T1">=</text:span></text:span><text:span text:style-name="T1"> 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sheet</text:span></text:span><text:span text:style-name="T1">.</text:span><text:span text:style-name="member0_5f_oobas"><text:span text:style-name="T1">FilterOperator</text:span></text:span><text:span text:style-name="T1">.</text:span><text:span text:style-name="member0_5f_oobas"><text:span text:style-name="T1">EQUAL</text:span></text:span></text:p>
            <text:p text:style-name="P1"><text:span text:style-name="T1"><text:tab/> <text:s/>.</text:span><text:span text:style-name="member0_5f_oobas"><text:span text:style-name="T1">IsNumeric</text:span></text:span><text:span text:style-name="T1"> </text:span><text:span text:style-name="symbol0_5f_oobas"><text:span text:style-name="T1">=</text:span></text:span><text:span text:style-name="T1"> </text:span><text:span text:style-name="keyword0_5f_oobas"><text:span text:style-name="T1">true</text:span></text:span></text:p>
            <text:p text:style-name="P1"><text:span text:style-name="T1"><text:tab/> <text:s/>.</text:span><text:span text:style-name="member0_5f_oobas"><text:span text:style-name="T1">NumericValue</text:span></text:span><text:span text:style-name="T1"> </text:span><text:span text:style-name="symbol0_5f_oobas"><text:span text:style-name="T1">=</text:span></text:span><text:span text:style-name="T1"> crit</text:span></text:p>
            <text:p text:style-name="P1"><text:span text:style-name="T1"><text:tab/></text:span><text:span text:style-name="keyword0_5f_oobas"><text:span text:style-name="T1">End</text:span></text:span><text:span text:style-name="T1"> </text:span><text:span text:style-name="keyword0_5f_oobas"><text:span text:style-name="T1">With</text:span></text:span></text:p>
            <text:p text:style-name="P1"><text:span text:style-name="keyword0_5f_oobas"><text:span text:style-name="T1">else</text:span></text:span><text:span text:style-name="T1"> </text:span></text:p>
            <text:p text:style-name="P1"><text:span text:style-name="T1"><text:tab/></text:span><text:span text:style-name="keyword0_5f_oobas"><text:span text:style-name="T1">With</text:span></text:span><text:span text:style-name="T1"> champsFiltre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/text:p>
            <text:p text:style-name="P1"><text:soft-page-break/><text:span text:style-name="T1"><text:tab/> <text:s/>.</text:span><text:span text:style-name="member0_5f_oobas"><text:span text:style-name="T1">Field</text:span></text:span><text:span text:style-name="T1"> </text:span><text:span text:style-name="symbol0_5f_oobas"><text:span text:style-name="T1">=</text:span></text:span><text:span text:style-name="T1"> col</text:span></text:p>
            <text:p text:style-name="P1"><text:span text:style-name="T1"><text:tab/> <text:s/>.</text:span><text:span text:style-name="member0_5f_oobas"><text:span text:style-name="T1">Operator</text:span></text:span><text:span text:style-name="T1"> </text:span><text:span text:style-name="symbol0_5f_oobas"><text:span text:style-name="T1">=</text:span></text:span><text:span text:style-name="T1"> 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sheet</text:span></text:span><text:span text:style-name="T1">.</text:span><text:span text:style-name="member0_5f_oobas"><text:span text:style-name="T1">FilterOperator</text:span></text:span><text:span text:style-name="T1">.</text:span><text:span text:style-name="member0_5f_oobas"><text:span text:style-name="T1">EQUAL</text:span></text:span></text:p>
            <text:p text:style-name="P1"><text:span text:style-name="T1"><text:tab/> <text:s/>.</text:span><text:span text:style-name="member0_5f_oobas"><text:span text:style-name="T1">IsNumeric</text:span></text:span><text:span text:style-name="T1"> </text:span><text:span text:style-name="symbol0_5f_oobas"><text:span text:style-name="T1">=</text:span></text:span><text:span text:style-name="T1"> </text:span><text:span text:style-name="keyword0_5f_oobas"><text:span text:style-name="T1">False</text:span></text:span></text:p>
            <text:p text:style-name="P1"><text:span text:style-name="T1"><text:tab/> <text:s/>.</text:span><text:span text:style-name="member0_5f_oobas"><text:span text:style-name="T1">StringValue</text:span></text:span><text:span text:style-name="T1"> </text:span><text:span text:style-name="symbol0_5f_oobas"><text:span text:style-name="T1">=</text:span></text:span><text:span text:style-name="T1"> crit</text:span></text:p>
            <text:p text:style-name="P1"><text:span text:style-name="T1"><text:tab/></text:span><text:span text:style-name="keyword0_5f_oobas"><text:span text:style-name="T1">End</text:span></text:span><text:span text:style-name="T1"> </text:span><text:span text:style-name="keyword0_5f_oobas"><text:span text:style-name="T1">With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maFeuille </text:span><text:span text:style-name="symbol0_5f_oobas"><text:span text:style-name="T1">=</text:span></text:span><text:span text:style-name="T1"> RetourneFeuille</text:span><text:span text:style-name="symbol0_5f_oobas"><text:span text:style-name="T1">(</text:span></text:span><text:span text:style-name="T1">feuilleini, oDoc</text:span><text:span text:style-name="symbol0_5f_oobas"><text:span text:style-name="T1">)</text:span></text:span></text:p>
            <text:p text:style-name="P1"><text:span text:style-name="T1">maZone </text:span><text:span text:style-name="symbol0_5f_oobas"><text:span text:style-name="T1">=</text:span></text:span><text:span text:style-name="T1"> maFeuille.</text:span><text:span text:style-name="member0_5f_oobas"><text:span text:style-name="T1">getCellRangeByName</text:span></text:span><text:span text:style-name="symbol0_5f_oobas"><text:span text:style-name="T1">(</text:span></text:span><text:span text:style-name="T1">zone</text:span><text:span text:style-name="symbol0_5f_oobas"><text:span text:style-name="T1">)</text:span></text:span></text:p>
            <text:p text:style-name="P1"><text:span text:style-name="T1">monFiltre </text:span><text:span text:style-name="symbol0_5f_oobas"><text:span text:style-name="T1">=</text:span></text:span><text:span text:style-name="T1"> maZone.</text:span><text:span text:style-name="member0_5f_oobas"><text:span text:style-name="T1">createFilterDescriptor</text:span></text:span><text:span text:style-name="symbol0_5f_oobas"><text:span text:style-name="T1">(</text:span></text:span><text:span text:style-name="keyword0_5f_oobas"><text:span text:style-name="T1">True</text:span></text:span><text:span text:style-name="symbol0_5f_oobas"><text:span text:style-name="T1">)</text:span></text:span></text:p>
            <text:p text:style-name="P1"><text:span text:style-name="keyword0_5f_oobas"><text:span text:style-name="T1">With</text:span></text:span><text:span text:style-name="T1"> monFiltre</text:span></text:p>
            <text:p text:style-name="P1"><text:span text:style-name="T1"><text:s text:c="2"/>.</text:span><text:span text:style-name="member0_5f_oobas"><text:span text:style-name="T1">CopyOutputData</text:span></text:span><text:span text:style-name="T1"> </text:span><text:span text:style-name="symbol0_5f_oobas"><text:span text:style-name="T1">=</text:span></text:span><text:span text:style-name="T1"> </text:span><text:span text:style-name="keyword0_5f_oobas"><text:span text:style-name="T1">True</text:span></text:span><text:span text:style-name="T1"> </text:span></text:p>
            <text:p text:style-name="P1"><text:span text:style-name="T1"><text:s text:c="2"/>.</text:span><text:span text:style-name="member0_5f_oobas"><text:span text:style-name="T1">ContainsHeader</text:span></text:span><text:span text:style-name="T1"> </text:span><text:span text:style-name="symbol0_5f_oobas"><text:span text:style-name="T1">=</text:span></text:span><text:span text:style-name="T1"> </text:span><text:span text:style-name="keyword0_5f_oobas"><text:span text:style-name="T1">False</text:span></text:span></text:p>
            <text:p text:style-name="P1"><text:span text:style-name="T1"><text:s text:c="2"/>.</text:span><text:span text:style-name="member0_5f_oobas"><text:span text:style-name="T1">Orientation</text:span></text:span><text:span text:style-name="T1"> </text:span><text:span text:style-name="symbol0_5f_oobas"><text:span text:style-name="T1">=</text:span></text:span><text:span text:style-name="T1"> 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TableOrientation</text:span></text:span><text:span text:style-name="T1">.</text:span><text:span text:style-name="member0_5f_oobas"><text:span text:style-name="T1">COLUMNS</text:span></text:span></text:p>
            <text:p text:style-name="P1"><text:span text:style-name="T1"><text:s text:c="2"/>feuilleResu </text:span><text:span text:style-name="symbol0_5f_oobas"><text:span text:style-name="T1">=</text:span></text:span><text:span text:style-name="T1"> 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<text:s text:c="2"/>.</text:span><text:span text:style-name="member0_5f_oobas"><text:span text:style-name="T1">OutputPosition</text:span></text:span><text:span text:style-name="T1"> </text:span><text:span text:style-name="symbol0_5f_oobas"><text:span text:style-name="T1">=</text:span></text:span><text:span text:style-name="T1"> feuilleResu.</text:span><text:span text:style-name="member0_5f_oobas"><text:span text:style-name="T1">getCellRangeByName</text:span></text:span><text:span text:style-name="symbol0_5f_oobas"><text:span text:style-name="T1">(</text:span></text:span><text:span text:style-name="T1">cellule</text:span><text:span text:style-name="symbol0_5f_oobas"><text:span text:style-name="T1">)</text:span></text:span><text:span text:style-name="T1">.</text:span><text:span text:style-name="member0_5f_oobas"><text:span text:style-name="T1">CellAddress</text:span></text:span></text:p>
            <text:p text:style-name="P1"><text:span text:style-name="T1"><text:s text:c="2"/>.</text:span><text:span text:style-name="member0_5f_oobas"><text:span text:style-name="T1">FilterFields</text:span></text:span><text:span text:style-name="T1"> </text:span><text:span text:style-name="symbol0_5f_oobas"><text:span text:style-name="T1">=</text:span></text:span><text:span text:style-name="T1"> champsFiltre</text:span><text:span text:style-name="symbol0_5f_oobas"><text:span text:style-name="T1">(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With</text:span></text:span></text:p>
            <text:p text:style-name="P1"><text:span text:style-name="T1">maZone.</text:span><text:span text:style-name="member0_5f_oobas"><text:span text:style-name="T1">filter</text:span></text:span><text:span text:style-name="symbol0_5f_oobas"><text:span text:style-name="T1">(</text:span></text:span><text:span text:style-name="T1">monFiltre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copie une zone de cellule dans la feuille farriv à partir de la cellule en col et lig (même doc)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CopierZone</text:span><text:span text:style-name="symbol0_5f_oobas"><text:span text:style-name="T1">(</text:span></text:span><text:span text:style-name="T1">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farriv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 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cell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SheetArriv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<text:tab/>SheetArriv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arriv,oDoc</text:span><text:span text:style-name="symbol0_5f_oobas"><text:span text:style-name="T1">)</text:span></text:span></text:p>
            <text:p text:style-name="P1"><text:span text:style-name="T1"><text:tab/>cell</text:span><text:span text:style-name="symbol0_5f_oobas"><text:span text:style-name="T1">=</text:span></text:span><text:span text:style-name="T1">SheetArriv.</text:span><text:span text:style-name="member0_5f_oobas"><text:span text:style-name="T1">getCellByPosition</text:span></text:span><text:span text:style-name="symbol0_5f_oobas"><text:span text:style-name="T1">(</text:span></text:span><text:span text:style-name="T1">col,lig</text:span><text:span text:style-name="symbol0_5f_oobas"><text:span text:style-name="T1">)</text:span></text:span></text:p>
            <text:p text:style-name="P1"><text:span text:style-name="T1"><text:tab/>SheetArriv.</text:span><text:span text:style-name="member0_5f_oobas"><text:span text:style-name="T1">copyRange</text:span></text:span><text:span text:style-name="symbol0_5f_oobas"><text:span text:style-name="T1">(</text:span></text:span><text:span text:style-name="T1">cell.</text:span><text:span text:style-name="member0_5f_oobas"><text:span text:style-name="T1">CellAddress</text:span></text:span><text:span text:style-name="T1">,zone.</text:span><text:span text:style-name="member0_5f_oobas"><text:span text:style-name="T1">RangeAddress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Retourne le nom d’une colonne d’index donné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Function</text:span></text:span><text:span text:style-name="T1"> NomColonne</text:span><text:span text:style-name="symbol0_5f_oobas"><text:span text:style-name="T1">(</text:span></text:span><text:span text:style-name="T1">X </text:span><text:span text:style-name="keyword0_5f_oobas"><text:span text:style-name="T1">as</text:span></text:span><text:span text:style-name="T1"> </text:span><text:span text:style-name="keyword0_5f_oobas"><text:span text:style-name="T1">Long</text:span></text:span><text:span text:style-name="symbol0_5f_oobas"><text:span text:style-name="T1">)</text:span></text:span><text:span text:style-name="T1"> </text:span><text:span text:style-name="keyword0_5f_oobas"><text:span text:style-name="T1">as</text:span></text:span><text:span text:style-name="T1"> </text:span><text:span text:style-name="keyword0_5f_oobas"><text:span text:style-name="T1">String</text:span></text:span></text:p>
            <text:p text:style-name="P1"><text:span text:style-name="keyword0_5f_oobas"><text:span text:style-name="T1">Dim</text:span></text:span><text:span text:style-name="T1"> uneCellule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T1"><text:tab/>uneCellule</text:span><text:span text:style-name="symbol0_5f_oobas"><text:span text:style-name="T1">=</text:span></text:span><text:span text:style-name="keyword0_5f_oobas"><text:span text:style-name="T1">ThisComponent</text:span></text:span><text:span text:style-name="T1">.</text:span><text:span text:style-name="member0_5f_oobas"><text:span text:style-name="T1">Sheets</text:span>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text:span text:style-name="T1">.</text:span><text:span text:style-name="member0_5f_oobas"><text:span text:style-name="T1">getCellByPosition</text:span></text:span><text:span text:style-name="symbol0_5f_oobas"><text:span text:style-name="T1">(</text:span></text:span><text:span text:style-name="T1">X,</text:span><text:span text:style-name="number_5f_oobas"><text:span text:style-name="T1">0</text:span></text:span><text:span text:style-name="symbol0_5f_oobas"><text:span text:style-name="T1">)</text:span></text:span></text:p>
            <text:p text:style-name="P1"><text:span text:style-name="T1"><text:tab/>NomColonne</text:span><text:span text:style-name="symbol0_5f_oobas"><text:span text:style-name="T1">=</text:span></text:span><text:span text:style-name="T1">uneCellule.</text:span><text:span text:style-name="member0_5f_oobas"><text:span text:style-name="T1">Columns</text:span></text:span><text:span text:style-name="T1">.</text:span><text:span text:style-name="member0_5f_oobas"><text:span text:style-name="T1">ElementNames</text:span>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Function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Retourne l’index d’une colonne de nom donné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Function</text:span></text:span><text:span text:style-name="T1"> IndexColonne</text:span><text:span text:style-name="symbol0_5f_oobas"><text:span text:style-name="T1">(</text:span></text:span><text:span text:style-name="T1">nom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symbol0_5f_oobas"><text:span text:style-name="T1">)</text:span></text:span><text:span text:style-name="T1"> </text:span><text:span text:style-name="keyword0_5f_oobas"><text:span text:style-name="T1">as</text:span></text:span><text:span text:style-name="T1"> </text:span><text:span text:style-name="keyword0_5f_oobas"><text:span text:style-name="T1">Long</text:span></text:span></text:p>
            <text:p text:style-name="P1"><text:span text:style-name="keyword0_5f_oobas"><text:span text:style-name="T1">Dim</text:span></text:span><text:span text:style-name="T1"> uneCellule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T1"><text:tab/>uneCellule</text:span><text:span text:style-name="symbol0_5f_oobas"><text:span text:style-name="T1">=</text:span></text:span><text:span text:style-name="keyword0_5f_oobas"><text:span text:style-name="T1">ThisComponent</text:span></text:span><text:span text:style-name="T1">.</text:span><text:span text:style-name="member0_5f_oobas"><text:span text:style-name="T1">Sheets</text:span>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text:span text:style-name="T1">.</text:span><text:span text:style-name="member0_5f_oobas"><text:span text:style-name="T1">getCellRangeByName</text:span></text:span><text:span text:style-name="symbol0_5f_oobas"><text:span text:style-name="T1">(</text:span></text:span><text:span text:style-name="T1">nom &amp;</text:span><text:span text:style-name="string_5f_oobas"><text:span text:style-name="T1">"1"</text:span></text:span><text:span text:style-name="symbol0_5f_oobas"><text:span text:style-name="T1">)</text:span></text:span></text:p>
            <text:p text:style-name="P1"><text:span text:style-name="T1"><text:tab/>IndexColonne</text:span><text:span text:style-name="symbol0_5f_oobas"><text:span text:style-name="T1">=</text:span></text:span><text:span text:style-name="T1">uneCellule.</text:span><text:span text:style-name="member0_5f_oobas"><text:span text:style-name="T1">RangeAddress</text:span></text:span><text:span text:style-name="T1">.</text:span><text:span text:style-name="member0_5f_oobas"><text:span text:style-name="T1">StartColumn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Function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Efface tous les éléments d’une zone</text:span></text:span></text:p>
            <text:p text:style-name="P1"><text:soft-page-break/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EffaceZon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o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zone</text:span><text:span text:style-name="symbol0_5f_oobas"><text:span text:style-name="T1">=</text:span></text:span><text:span text:style-name="T1">o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zone.</text:span><text:span text:style-name="member0_5f_oobas"><text:span text:style-name="T1">clearContents</text:span></text:span><text:span text:style-name="symbol0_5f_oobas"><text:span text:style-name="T1">(</text:span></text:span><text:span text:style-name="T1">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sheet</text:span></text:span><text:span text:style-name="T1">.</text:span><text:span text:style-name="member0_5f_oobas"><text:span text:style-name="T1">CellFlags</text:span></text:span><text:span text:style-name="T1">.</text:span><text:span text:style-name="member0_5f_oobas"><text:span text:style-name="T1">VALUE</text:span></text:span><text:span text:style-name="T1"> +_</text:span></text:p>
            <text:p text:style-name="P1"><text:span text:style-name="T1">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sheet</text:span></text:span><text:span text:style-name="T1">.</text:span><text:span text:style-name="member0_5f_oobas"><text:span text:style-name="T1">CellFlags</text:span></text:span><text:span text:style-name="T1">.</text:span><text:span text:style-name="member0_5f_oobas"><text:span text:style-name="T1">DATETIME</text:span></text:span><text:span text:style-name="T1"> +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sheet</text:span></text:span><text:span text:style-name="T1">.</text:span><text:span text:style-name="member0_5f_oobas"><text:span text:style-name="T1">CellFlags</text:span></text:span><text:span text:style-name="T1">.</text:span><text:span text:style-name="member0_5f_oobas"><text:span text:style-name="T1">STRING</text:span></text:span><text:span text:style-name="T1"> +_</text:span></text:p>
            <text:p text:style-name="P1"><text:span text:style-name="T1">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sheet</text:span></text:span><text:span text:style-name="T1">.</text:span><text:span text:style-name="member0_5f_oobas"><text:span text:style-name="T1">CellFlags</text:span></text:span><text:span text:style-name="T1">.</text:span><text:span text:style-name="member0_5f_oobas"><text:span text:style-name="T1">HARDATTR</text:span></text:span><text:span text:style-name="T1"> +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sheet</text:span></text:span><text:span text:style-name="T1">.</text:span><text:span text:style-name="member0_5f_oobas"><text:span text:style-name="T1">CellFlags</text:span></text:span><text:span text:style-name="T1">.</text:span><text:span text:style-name="member0_5f_oobas"><text:span text:style-name="T1">FORMULA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Déplace tous les éléments d’une zon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DeplaceZon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farriv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oSheet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SheetArriv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cArriv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o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oSheetArriv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arriv,oDoc</text:span><text:span text:style-name="symbol0_5f_oobas"><text:span text:style-name="T1">)</text:span></text:span></text:p>
            <text:p text:style-name="P1"><text:span text:style-name="T1">zone</text:span><text:span text:style-name="symbol0_5f_oobas"><text:span text:style-name="T1">=</text:span></text:span><text:span text:style-name="T1">o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cArriv</text:span><text:span text:style-name="symbol0_5f_oobas"><text:span text:style-name="T1">=</text:span></text:span><text:span text:style-name="T1">oSheetArriv.</text:span><text:span text:style-name="member0_5f_oobas"><text:span text:style-name="T1">getCellByPosition</text:span></text:span><text:span text:style-name="symbol0_5f_oobas"><text:span text:style-name="T1">(</text:span></text:span><text:span text:style-name="T1">col,lig</text:span><text:span text:style-name="symbol0_5f_oobas"><text:span text:style-name="T1">)</text:span></text:span></text:p>
            <text:p text:style-name="P1"><text:span text:style-name="T1">oSheetArriv.</text:span><text:span text:style-name="member0_5f_oobas"><text:span text:style-name="T1">moveRange</text:span></text:span><text:span text:style-name="symbol0_5f_oobas"><text:span text:style-name="T1">(</text:span></text:span><text:span text:style-name="T1">cArriv.</text:span><text:span text:style-name="member0_5f_oobas"><text:span text:style-name="T1">CellAddress</text:span></text:span><text:span text:style-name="T1">,zone.</text:span><text:span text:style-name="member0_5f_oobas"><text:span text:style-name="T1">RangeAddress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pour le tri d’une zone sur une colonn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Trier1Colonn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Optional tri </text:span><text:span text:style-name="keyword0_5f_oobas"><text:span text:style-name="T1">as</text:span></text:span><text:span text:style-name="T1"> boolean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maFeuill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ma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typetri </text:span><text:span text:style-name="keyword0_5f_oobas"><text:span text:style-name="T1">as</text:span></text:span><text:span text:style-name="T1"> boolean</text:span></text:p>
            <text:p text:style-name="P1"><text:span text:style-name="keyword0_5f_oobas"><text:span text:style-name="T1">Dim</text:span></text:span><text:span text:style-name="T1"> ConfigTri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text:span text:style-name="T1"> </text:span><text:span text:style-name="keyword0_5f_oobas"><text:span text:style-name="T1">As</text:span></text:span><text:span text:style-name="T1"> New 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TableSortField</text:span></text:span></text:p>
            <text:p text:style-name="P1"><text:span text:style-name="keyword0_5f_oobas"><text:span text:style-name="T1">Dim</text:span></text:span><text:span text:style-name="T1"> DescrTri </text:span><text:span text:style-name="keyword0_5f_oobas"><text:span text:style-name="T1">As</text:span></text:span><text:span text:style-name="T1"> </text:span><text:span text:style-name="keyword0_5f_oobas"><text:span text:style-name="T1">Varian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tri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typetri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1">else</text:span></text:span></text:p>
            <text:p text:style-name="P1"><text:span text:style-name="T1"><text:tab/>typetri</text:span><text:span text:style-name="symbol0_5f_oobas"><text:span text:style-name="T1">=</text:span></text:span><text:span text:style-name="T1">tri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maFeuille </text:span><text:span text:style-name="symbol0_5f_oobas"><text:span text:style-name="T1">=</text:span></text:span><text:span text:style-name="T1"> 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maZone</text:span><text:span text:style-name="symbol0_5f_oobas"><text:span text:style-name="T1">=</text:span></text:span><text:span text:style-name="T1">maFeuille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oft-page-break/><text:span text:style-name="T1"/></text:p>
            <text:p text:style-name="P1"><text:span text:style-name="keyword0_5f_oobas"><text:span text:style-name="T1">With</text:span></text:span><text:span text:style-name="T1"> ConfigTri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/text:p>
            <text:p text:style-name="P1"><text:span text:style-name="T1"><text:s text:c="2"/>.</text:span><text:span text:style-name="member0_5f_oobas"><text:span text:style-name="T1">Field</text:span></text:span><text:span text:style-name="T1"> </text:span><text:span text:style-name="symbol0_5f_oobas"><text:span text:style-name="T1">=</text:span></text:span><text:span text:style-name="T1"> col </text:span><text:span text:style-name="comment0_5f_oobas"><text:span text:style-name="T1">' le numero de colonne</text:span></text:span></text:p>
            <text:p text:style-name="P1"><text:span text:style-name="T1"><text:s text:c="2"/>.</text:span><text:span text:style-name="member0_5f_oobas"><text:span text:style-name="T1">IsAscending</text:span></text:span><text:span text:style-name="T1"> </text:span><text:span text:style-name="symbol0_5f_oobas"><text:span text:style-name="T1">=</text:span></text:span><text:span text:style-name="T1"> typetri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With</text:span></text:span></text:p>
            <text:p text:style-name="P1"><text:span text:style-name="T1"/></text:p>
            <text:p text:style-name="P1"><text:span text:style-name="T1">DescrTri </text:span><text:span text:style-name="symbol0_5f_oobas"><text:span text:style-name="T1">=</text:span></text:span><text:span text:style-name="T1"> maZone.</text:span><text:span text:style-name="member0_5f_oobas"><text:span text:style-name="T1">createSortDescriptor</text:span>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SortFields"</text:span></text:span><text:span text:style-name="T1">, ConfigTri</text:span><text:span text:style-name="symbol0_5f_oobas"><text:span text:style-name="T1">())</text:span>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IsSortColumns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CopyOutputData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text:span text:style-name="T1"> 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IsUserListEnabled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text:span text:style-name="T1"> 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BindFormatsToContent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text:span text:style-name="T1"> 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ContainsHeader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/text:p>
            <text:p text:style-name="P1"><text:span text:style-name="T1">maZone.</text:span><text:span text:style-name="member0_5f_oobas"><text:span text:style-name="T1">Sort</text:span></text:span><text:span text:style-name="symbol0_5f_oobas"><text:span text:style-name="T1">(</text:span></text:span><text:span text:style-name="T1">DescrTri</text:span><text:span text:style-name="symbol0_5f_oobas"><text:span text:style-name="T1">())</text:span></text:span><text:span text:style-name="T1"> 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Supprime les lignes : le nb de lignes nb à partir de la ligne rang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SupprLignes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rang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nb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lignes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zon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oSheet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T1">oSheet</text:span><text:span text:style-name="symbol0_5f_oobas"><text:span text:style-name="T1">=</text:span></text:span><text:span text:style-name="T1">RetourneFeuille</text:span><text:span text:style-name="symbol0_5f_oobas"><text:span text:style-name="T1">(</text:span></text:span><text:span text:style-name="T1">feuille</text:span><text:span text:style-name="symbol0_5f_oobas"><text:span text:style-name="T1">)</text:span></text:span></text:p>
            <text:p text:style-name="P1"><text:span text:style-name="T1">zone</text:span><text:span text:style-name="symbol0_5f_oobas"><text:span text:style-name="T1">=</text:span></text:span><text:span text:style-name="T1">oSheet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lignes</text:span><text:span text:style-name="symbol0_5f_oobas"><text:span text:style-name="T1">=</text:span></text:span><text:span text:style-name="T1">zone.</text:span><text:span text:style-name="member0_5f_oobas"><text:span text:style-name="T1">Rows</text:span></text:span></text:p>
            <text:p text:style-name="P1"><text:span text:style-name="T1">lignes.</text:span><text:span text:style-name="member0_5f_oobas"><text:span text:style-name="T1">removeByIndex</text:span></text:span><text:span text:style-name="symbol0_5f_oobas"><text:span text:style-name="T1">(</text:span></text:span><text:span text:style-name="T1">rang,nb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pour le tri d’une zone sur deux colonne</text:span></text:span></text:p>
            <text:p text:style-name="P1"><text:span text:style-name="comment0_5f_oobas"><text:span text:style-name="T1">'zone est sous la forme "A1:B5"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Trier2Colonn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1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col2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maFeuill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maZone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Dim</text:span></text:span><text:span text:style-name="T1"> ConfigTri</text:span><text:span text:style-name="symbol0_5f_oobas"><text:span text:style-name="T1">(</text:span></text:span><text:span text:style-name="number_5f_oobas"><text:span text:style-name="T1">1</text:span></text:span><text:span text:style-name="symbol0_5f_oobas"><text:span text:style-name="T1">)</text:span></text:span><text:span text:style-name="T1"> </text:span><text:span text:style-name="keyword0_5f_oobas"><text:span text:style-name="T1">As</text:span></text:span><text:span text:style-name="T1"> New 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TableSortField</text:span></text:span></text:p>
            <text:p text:style-name="P1"><text:span text:style-name="keyword0_5f_oobas"><text:span text:style-name="T1">Dim</text:span></text:span><text:span text:style-name="T1"> DescrTri </text:span><text:span text:style-name="keyword0_5f_oobas"><text:span text:style-name="T1">As</text:span></text:span><text:span text:style-name="T1"> </text:span><text:span text:style-name="keyword0_5f_oobas"><text:span text:style-name="T1">Varian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maFeuille </text:span><text:span text:style-name="symbol0_5f_oobas"><text:span text:style-name="T1">=</text:span></text:span><text:span text:style-name="T1"> 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maZone</text:span><text:span text:style-name="symbol0_5f_oobas"><text:span text:style-name="T1">=</text:span></text:span><text:span text:style-name="T1">maFeuille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ConfigTri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text:span text:style-name="T1">.</text:span><text:span text:style-name="member0_5f_oobas"><text:span text:style-name="T1">Field</text:span></text:span><text:span text:style-name="T1"> </text:span><text:span text:style-name="symbol0_5f_oobas"><text:span text:style-name="T1">=</text:span></text:span><text:span text:style-name="T1"> col1 </text:span><text:span text:style-name="comment0_5f_oobas"><text:span text:style-name="T1">' le numero de colonne</text:span></text:span></text:p>
            <text:p text:style-name="P1"><text:span text:style-name="T1">ConfigTri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text:span text:style-name="T1">.</text:span><text:span text:style-name="member0_5f_oobas"><text:span text:style-name="T1">IsAscending</text:span></text:span><text:span text:style-name="T1"> </text:span><text:span text:style-name="symbol0_5f_oobas"><text:span text:style-name="T1">=</text:span></text:span><text:span text:style-name="T1"> </text:span><text:span text:style-name="keyword0_5f_oobas"><text:span text:style-name="T1">true</text:span></text:span></text:p>
            <text:p text:style-name="P1"><text:span text:style-name="T1">ConfigTri</text:span><text:span text:style-name="symbol0_5f_oobas"><text:span text:style-name="T1">(</text:span></text:span><text:span text:style-name="number_5f_oobas"><text:span text:style-name="T1">1</text:span></text:span><text:span text:style-name="symbol0_5f_oobas"><text:span text:style-name="T1">)</text:span></text:span><text:span text:style-name="T1">.</text:span><text:span text:style-name="member0_5f_oobas"><text:span text:style-name="T1">Field</text:span></text:span><text:span text:style-name="T1"> </text:span><text:span text:style-name="symbol0_5f_oobas"><text:span text:style-name="T1">=</text:span></text:span><text:span text:style-name="T1"> col2 </text:span><text:span text:style-name="comment0_5f_oobas"><text:span text:style-name="T1">' le numero de colonne</text:span></text:span></text:p>
            <text:p text:style-name="P1"><text:span text:style-name="T1">ConfigTri</text:span><text:span text:style-name="symbol0_5f_oobas"><text:span text:style-name="T1">(</text:span></text:span><text:span text:style-name="number_5f_oobas"><text:span text:style-name="T1">1</text:span></text:span><text:span text:style-name="symbol0_5f_oobas"><text:span text:style-name="T1">)</text:span></text:span><text:span text:style-name="T1">.</text:span><text:span text:style-name="member0_5f_oobas"><text:span text:style-name="T1">IsAscending</text:span></text:span><text:span text:style-name="T1"> </text:span><text:span text:style-name="symbol0_5f_oobas"><text:span text:style-name="T1">=</text:span></text:span><text:span text:style-name="T1"> </text:span><text:span text:style-name="keyword0_5f_oobas"><text:span text:style-name="T1">true</text:span></text:span></text:p>
            <text:p text:style-name="P1"><text:span text:style-name="T1">DescrTri </text:span><text:span text:style-name="symbol0_5f_oobas"><text:span text:style-name="T1">=</text:span></text:span><text:span text:style-name="T1"> maZone.</text:span><text:span text:style-name="member0_5f_oobas"><text:span text:style-name="T1">createSortDescriptor</text:span>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SortFields"</text:span></text:span><text:span text:style-name="T1">, ConfigTri</text:span><text:span text:style-name="symbol0_5f_oobas"><text:span text:style-name="T1">())</text:span>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IsSortColumns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CopyOutputData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text:span text:style-name="T1"> 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IsUserListEnabled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text:span text:style-name="T1"> 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BindFormatsToContent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text:span text:style-name="T1"> </text:span></text:p>
            <text:p text:style-name="P1"><text:soft-page-break/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ContainsHeader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/text:p>
            <text:p text:style-name="P1"><text:span text:style-name="T1">maZone.</text:span><text:span text:style-name="member0_5f_oobas"><text:span text:style-name="T1">Sort</text:span></text:span><text:span text:style-name="symbol0_5f_oobas"><text:span text:style-name="T1">(</text:span></text:span><text:span text:style-name="T1">DescrTri</text:span><text:span text:style-name="symbol0_5f_oobas"><text:span text:style-name="T1">())</text:span></text:span><text:span text:style-name="T1"> 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pour le tri d’une zone sur trois colonnes</text:span></text:span></text:p>
            <text:p text:style-name="P1"><text:span text:style-name="comment0_5f_oobas"><text:span text:style-name="T1">'zone est sous la forme "A1:B5"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T1"> Trier3Colonne</text:span><text:span text:style-name="symbol0_5f_oobas"><text:span text:style-name="T1">(</text:span></text:span><text:span text:style-name="T1">feuille </text:span><text:span text:style-name="keyword0_5f_oobas"><text:span text:style-name="T1">as</text:span></text:span><text:span text:style-name="T1"> </text:span><text:span text:style-name="keyword0_5f_oobas"><text:span text:style-name="T1">String</text:span></text:span><text:span text:style-name="T1">, col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I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ligF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col1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col2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col2 </text:span><text:span text:style-name="keyword0_5f_oobas"><text:span text:style-name="T1">as</text:span></text:span><text:span text:style-name="T1"> </text:span><text:span text:style-name="keyword0_5f_oobas"><text:span text:style-name="T1">Integer</text:span></text:span><text:span text:style-name="T1">, Optional doc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T1"> maFeuille </text:span><text:span text:style-name="keyword0_5f_oobas"><text:span text:style-name="T1">As</text:span></text:span><text:span text:style-name="T1"> </text:span><text:span text:style-name="keyword0_5f_oobas"><text:span text:style-name="T1">Object</text:span></text:span><text:span text:style-name="T1">, maZone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Dim</text:span></text:span><text:span text:style-name="T1"> ConfigTri</text:span><text:span text:style-name="symbol0_5f_oobas"><text:span text:style-name="T1">(</text:span></text:span><text:span text:style-name="number_5f_oobas"><text:span text:style-name="T1">2</text:span></text:span><text:span text:style-name="symbol0_5f_oobas"><text:span text:style-name="T1">)</text:span></text:span><text:span text:style-name="T1"> </text:span><text:span text:style-name="keyword0_5f_oobas"><text:span text:style-name="T1">As</text:span></text:span><text:span text:style-name="T1"> New com.</text:span><text:span text:style-name="member0_5f_oobas"><text:span text:style-name="T1">sun</text:span></text:span><text:span text:style-name="T1">.</text:span><text:span text:style-name="member0_5f_oobas"><text:span text:style-name="T1">star</text:span></text:span><text:span text:style-name="T1">.</text:span><text:span text:style-name="member0_5f_oobas"><text:span text:style-name="T1">table</text:span></text:span><text:span text:style-name="T1">.</text:span><text:span text:style-name="member0_5f_oobas"><text:span text:style-name="T1">TableSortField</text:span></text:span></text:p>
            <text:p text:style-name="P1"><text:span text:style-name="keyword0_5f_oobas"><text:span text:style-name="T1">Dim</text:span></text:span><text:span text:style-name="T1"> DescrTri </text:span><text:span text:style-name="keyword0_5f_oobas"><text:span text:style-name="T1">As</text:span></text:span><text:span text:style-name="T1"> </text:span><text:span text:style-name="keyword0_5f_oobas"><text:span text:style-name="T1">Variant</text:span></text:span><text:span text:style-name="T1">, oDoc </text:span><text:span text:style-name="keyword0_5f_oobas"><text:span text:style-name="T1">as</text:span></text:span><text:span text:style-name="T1"> 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T1"> IsMissing</text:span><text:span text:style-name="symbol0_5f_oobas"><text:span text:style-name="T1">(</text:span></text:span><text:span text:style-name="T1">doc</text:span><text:span text:style-name="symbol0_5f_oobas"><text:span text:style-name="T1">)</text:span></text:span><text:span text:style-name="T1"> </text:span><text:span text:style-name="keyword0_5f_oobas"><text:span text:style-name="T1">then</text:span></text:span></text:p>
            <text:p text:style-name="P1"><text:span text:style-name="T1"><text:tab/>oDoc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T1"><text:tab/>oDoc</text:span><text:span text:style-name="symbol0_5f_oobas"><text:span text:style-name="T1">=</text:span></text:span><text:span text:style-name="T1">doc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if</text:span></text:span></text:p>
            <text:p text:style-name="P1"><text:span text:style-name="T1">maFeuille </text:span><text:span text:style-name="symbol0_5f_oobas"><text:span text:style-name="T1">=</text:span></text:span><text:span text:style-name="T1"> RetourneFeuille</text:span><text:span text:style-name="symbol0_5f_oobas"><text:span text:style-name="T1">(</text:span></text:span><text:span text:style-name="T1">feuille,oDoc</text:span><text:span text:style-name="symbol0_5f_oobas"><text:span text:style-name="T1">)</text:span></text:span></text:p>
            <text:p text:style-name="P1"><text:span text:style-name="T1">maZone</text:span><text:span text:style-name="symbol0_5f_oobas"><text:span text:style-name="T1">=</text:span></text:span><text:span text:style-name="T1">maFeuille.</text:span><text:span text:style-name="member0_5f_oobas"><text:span text:style-name="T1">getCellRangeByPosition</text:span></text:span><text:span text:style-name="symbol0_5f_oobas"><text:span text:style-name="T1">(</text:span></text:span><text:span text:style-name="T1">colI,ligI,colF,ligF</text:span><text:span text:style-name="symbol0_5f_oobas"><text:span text:style-name="T1">)</text:span></text:span></text:p>
            <text:p text:style-name="P1"><text:span text:style-name="T1">ConfigTri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text:span text:style-name="T1">.</text:span><text:span text:style-name="member0_5f_oobas"><text:span text:style-name="T1">Field</text:span></text:span><text:span text:style-name="T1"> </text:span><text:span text:style-name="symbol0_5f_oobas"><text:span text:style-name="T1">=</text:span></text:span><text:span text:style-name="T1"> col1 </text:span><text:span text:style-name="comment0_5f_oobas"><text:span text:style-name="T1">' le numero de colonne</text:span></text:span></text:p>
            <text:p text:style-name="P1"><text:span text:style-name="T1">ConfigTri</text:span><text:span text:style-name="symbol0_5f_oobas"><text:span text:style-name="T1">(</text:span></text:span><text:span text:style-name="number_5f_oobas"><text:span text:style-name="T1">0</text:span></text:span><text:span text:style-name="symbol0_5f_oobas"><text:span text:style-name="T1">)</text:span></text:span><text:span text:style-name="T1">.</text:span><text:span text:style-name="member0_5f_oobas"><text:span text:style-name="T1">IsAscending</text:span></text:span><text:span text:style-name="T1"> </text:span><text:span text:style-name="symbol0_5f_oobas"><text:span text:style-name="T1">=</text:span></text:span><text:span text:style-name="T1"> </text:span><text:span text:style-name="keyword0_5f_oobas"><text:span text:style-name="T1">true</text:span></text:span></text:p>
            <text:p text:style-name="P1"><text:span text:style-name="T1">ConfigTri</text:span><text:span text:style-name="symbol0_5f_oobas"><text:span text:style-name="T1">(</text:span></text:span><text:span text:style-name="number_5f_oobas"><text:span text:style-name="T1">1</text:span></text:span><text:span text:style-name="symbol0_5f_oobas"><text:span text:style-name="T1">)</text:span></text:span><text:span text:style-name="T1">.</text:span><text:span text:style-name="member0_5f_oobas"><text:span text:style-name="T1">Field</text:span></text:span><text:span text:style-name="T1"> </text:span><text:span text:style-name="symbol0_5f_oobas"><text:span text:style-name="T1">=</text:span></text:span><text:span text:style-name="T1"> col2 </text:span><text:span text:style-name="comment0_5f_oobas"><text:span text:style-name="T1">' le numero de colonne</text:span></text:span></text:p>
            <text:p text:style-name="P1"><text:span text:style-name="T1">ConfigTri</text:span><text:span text:style-name="symbol0_5f_oobas"><text:span text:style-name="T1">(</text:span></text:span><text:span text:style-name="number_5f_oobas"><text:span text:style-name="T1">1</text:span></text:span><text:span text:style-name="symbol0_5f_oobas"><text:span text:style-name="T1">)</text:span></text:span><text:span text:style-name="T1">.</text:span><text:span text:style-name="member0_5f_oobas"><text:span text:style-name="T1">IsAscending</text:span></text:span><text:span text:style-name="T1"> </text:span><text:span text:style-name="symbol0_5f_oobas"><text:span text:style-name="T1">=</text:span></text:span><text:span text:style-name="T1"> </text:span><text:span text:style-name="keyword0_5f_oobas"><text:span text:style-name="T1">true</text:span></text:span></text:p>
            <text:p text:style-name="P1"><text:span text:style-name="T1">ConfigTri</text:span><text:span text:style-name="symbol0_5f_oobas"><text:span text:style-name="T1">(</text:span></text:span><text:span text:style-name="number_5f_oobas"><text:span text:style-name="T1">2</text:span></text:span><text:span text:style-name="symbol0_5f_oobas"><text:span text:style-name="T1">)</text:span></text:span><text:span text:style-name="T1">.</text:span><text:span text:style-name="member0_5f_oobas"><text:span text:style-name="T1">Field</text:span></text:span><text:span text:style-name="T1"> </text:span><text:span text:style-name="symbol0_5f_oobas"><text:span text:style-name="T1">=</text:span></text:span><text:span text:style-name="T1"> col3 </text:span><text:span text:style-name="comment0_5f_oobas"><text:span text:style-name="T1">' le numero de colonne</text:span></text:span></text:p>
            <text:p text:style-name="P1"><text:span text:style-name="T1">ConfigTri</text:span><text:span text:style-name="symbol0_5f_oobas"><text:span text:style-name="T1">(</text:span></text:span><text:span text:style-name="number_5f_oobas"><text:span text:style-name="T1">2</text:span></text:span><text:span text:style-name="symbol0_5f_oobas"><text:span text:style-name="T1">)</text:span></text:span><text:span text:style-name="T1">.</text:span><text:span text:style-name="member0_5f_oobas"><text:span text:style-name="T1">IsAscending</text:span></text:span><text:span text:style-name="T1"> </text:span><text:span text:style-name="symbol0_5f_oobas"><text:span text:style-name="T1">=</text:span></text:span><text:span text:style-name="T1"> </text:span><text:span text:style-name="keyword0_5f_oobas"><text:span text:style-name="T1">true</text:span></text:span></text:p>
            <text:p text:style-name="P1"><text:span text:style-name="T1">DescrTri </text:span><text:span text:style-name="symbol0_5f_oobas"><text:span text:style-name="T1">=</text:span></text:span><text:span text:style-name="T1"> maZone.</text:span><text:span text:style-name="member0_5f_oobas"><text:span text:style-name="T1">createSortDescriptor</text:span>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SortFields"</text:span></text:span><text:span text:style-name="T1">, ConfigTri</text:span><text:span text:style-name="symbol0_5f_oobas"><text:span text:style-name="T1">())</text:span>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IsSortColumns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CopyOutputData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text:span text:style-name="T1"> 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IsUserListEnabled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text:span text:style-name="T1"> 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BindFormatsToContent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text:span text:style-name="T1"> </text:span></text:p>
            <text:p text:style-name="P1"><text:span text:style-name="T1">setPropVal</text:span><text:span text:style-name="symbol0_5f_oobas"><text:span text:style-name="T1">(</text:span></text:span><text:span text:style-name="T1">DescrTri, </text:span><text:span text:style-name="string_5f_oobas"><text:span text:style-name="T1">"ContainsHeader"</text:span></text:span><text:span text:style-name="T1">, </text:span><text:span text:style-name="keyword0_5f_oobas"><text:span text:style-name="T1">false</text:span></text:span><text:span text:style-name="symbol0_5f_oobas"><text:span text:style-name="T1">)</text:span></text:span></text:p>
            <text:p text:style-name="P1"><text:span text:style-name="T1">maZone.</text:span><text:span text:style-name="member0_5f_oobas"><text:span text:style-name="T1">Sort</text:span></text:span><text:span text:style-name="symbol0_5f_oobas"><text:span text:style-name="T1">(</text:span></text:span><text:span text:style-name="T1">DescrTri</text:span><text:span text:style-name="symbol0_5f_oobas"><text:span text:style-name="T1">())</text:span></text:span><text:span text:style-name="T1"> </text:span></text:p>
            <text:p text:style-name="P1"><text:span text:style-name="keyword0_5f_oobas"><text:span text:style-name="T1">End</text:span></text:span><text:span text:style-name="T1"> </text:span><text:span text:style-name="keyword0_5f_oobas"><text:span text:style-name="T1">Sub</text:span></text:span></text:p>
          </table:table-cell>
        </table:table-row>
      </table:table>
      <text:p text:style-name="P1"><text:span text:style-name="keyword0_5f_oobas"><text:span text:style-name="T1"/></text:span></text:p>
      <text:p text:style-name="P1"><text:span text:style-name="keyword0_5f_oobas"><text:span text:style-name="T1"/></text:span></text:p>
      <text:p text:style-name="P2"><text:span text:style-name="keyword0_5f_oobas"><text:span text:style-name="T4">Macro Calc : Gestion des f</text:span></text:span><text:span text:style-name="keyword0_5f_oobas"><text:span text:style-name="T5">euilles</text:span></text:span></text:p>
      <text:p text:style-name="P1"><text:span text:style-name="keyword0_5f_oobas"><text:span text:style-name="T1"/>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<text:span text:style-name="keyword0_5f_oobas"><text:span text:style-name="T1">REM</text:span></text:span><text:span text:style-name="keyword0_5f_oobas"><text:span text:style-name="T2"> <text:s/>***** <text:s/>BASIC <text:s/>*****</text:span></text:span></text:p>
            <text:p text:style-name="P1"><text:span text:style-name="keyword0_5f_oobas"><text:span text:style-name="T2">Option Explicit</text:span></text:span></text:p>
            <text:p text:style-name="P1"><text:span text:style-name="keyword0_5f_oobas"><text:span text:style-name="T2"/></text:span></text:p>
            <text:p text:style-name="P1"><text:span text:style-name="keyword0_5f_oobas"><text:span text:style-name="T1">Public</text:span></text:span><text:span text:style-name="keyword0_5f_oobas"><text:span text:style-name="T2"> ListeFeuillesMajAdmin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variant</text:span></text:span></text:p>
            <text:p text:style-name="P1"><text:span text:style-name="keyword0_5f_oobas"><text:span text:style-name="T2"/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Série de fonctions sur la gestion des feuilles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qui affiche la feuille passée en paramètre</text:span></text:span></text:p>
            <text:p text:style-name="P1"><text:span text:style-name="comment0_5f_oobas"><text:span text:style-name="T1">'Suppr indique si on doit supprimer la feuille qui était activ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RetourFeuille</text:span></text:span><text:span text:style-name="symbol0_5f_oobas"><text:span text:style-name="T1">(</text:span></text:span><text:span text:style-name="keyword0_5f_oobas"><text:span text:style-name="T2">Fretour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suppr </text:span></text:span><text:span text:style-name="keyword0_5f_oobas"><text:span text:style-name="T1">as</text:span></text:span><text:span text:style-name="keyword0_5f_oobas"><text:span text:style-name="T2"> boolean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efface </text:span></text:span><text:span text:style-name="keyword0_5f_oobas"><text:span text:style-name="T1">as</text:span></text:span><text:span text:style-name="keyword0_5f_oobas"><text:span text:style-name="T2"> boolean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suppr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efface</text:span></text:span><text:span text:style-name="symbol0_5f_oobas"><text:span text:style-name="T1">=</text:span></text:span><text:span text:style-name="keyword0_5f_oobas"><text:span text:style-name="T1">false</text:span></text:span></text:p>
            <text:p text:style-name="P1"><text:span text:style-name="keyword0_5f_oobas"><text:span text:style-name="T1">else</text:span></text:span></text:p>
            <text:p text:style-name="P1"><text:span text:style-name="keyword0_5f_oobas"><text:span text:style-name="T2"><text:tab/>efface</text:span></text:span><text:span text:style-name="symbol0_5f_oobas"><text:span text:style-name="T1">=</text:span></text:span><text:span text:style-name="keyword0_5f_oobas"><text:span text:style-name="T2">suppr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feuille</text:span></text:span><text:span text:style-name="symbol0_5f_oobas"><text:span text:style-name="T1">=</text:span></text:span><text:span text:style-name="keyword0_5f_oobas"><text:span text:style-name="T2">NomActiveFeuille</text:span></text:span><text:span text:style-name="symbol0_5f_oobas"><text:span text:style-name="T1">()</text:span></text:span></text:p>
            <text:p text:style-name="P1"><text:span text:style-name="keyword0_5f_oobas"><text:span text:style-name="T2">ActiverFeuille</text:span></text:span><text:span text:style-name="symbol0_5f_oobas"><text:span text:style-name="T1">(</text:span></text:span><text:span text:style-name="keyword0_5f_oobas"><text:span text:style-name="T2">Fretour</text:span></text:span><text:span text:style-name="symbol0_5f_oobas"><text:span text:style-name="T1">)</text:span></text:span></text:p>
            <text:p text:style-name="P1"><text:span text:style-name="keyword0_5f_oobas"><text:span text:style-name="T1">if</text:span></text:span><text:span text:style-name="keyword0_5f_oobas"><text:span text:style-name="T2"> efface</text:span></text:span><text:span text:style-name="symbol0_5f_oobas"><text:span text:style-name="T1">=</text:span></text:span><text:span text:style-name="keyword0_5f_oobas"><text:span text:style-name="T1">true</text:span></text:span><text:span text:style-name="keyword0_5f_oobas"><text:span text:style-name="T2"> </text:span></text:span><text:span text:style-name="keyword0_5f_oobas"><text:span text:style-name="T1">then</text:span></text:span><text:span text:style-name="keyword0_5f_oobas"><text:span text:style-name="T2"> </text:span></text:span></text:p>
            <text:p text:style-name="P1"><text:span text:style-name="keyword0_5f_oobas"><text:span text:style-name="T2"><text:tab/>oDoc.</text:span></text:span><text:span text:style-name="member0_5f_oobas"><text:span text:style-name="T1">Sheets</text:span></text:span><text:span text:style-name="keyword0_5f_oobas"><text:span text:style-name="T2">.</text:span></text:span><text:span text:style-name="member0_5f_oobas"><text:span text:style-name="T1">removeByName</text:span></text:span><text:span text:style-name="symbol0_5f_oobas"><text:span text:style-name="T1">(</text:span></text:span><text:span text:style-name="keyword0_5f_oobas"><text:span text:style-name="T2">feuille</text:span></text:span><text:span text:style-name="symbol0_5f_oobas"><text:span text:style-name="T1">)</text:span></text:span></text:p>
            <text:p text:style-name="P1"><text:span text:style-name="keyword0_5f_oobas"><text:span text:style-name="T1">else</text:span></text:span></text:p>
            <text:p text:style-name="P1"><text:span text:style-name="keyword0_5f_oobas"><text:span text:style-name="T2"><text:tab/>CacheFeuille</text:span></text:span><text:span text:style-name="symbol0_5f_oobas"><text:span text:style-name="T1">(</text:span></text:span><text:span text:style-name="keyword0_5f_oobas"><text:span text:style-name="T2">feuille,</text:span></text:span><text:span text:style-name="keyword0_5f_oobas"><text:span text:style-name="T1">false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FinSub</text:span></text:span><text:span text:style-name="symbol0_5f_oobas"><text:span text:style-name="T1">(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Fonction qui vérifie l’existence d’une feuille</text:span></text:span></text:p>
            <text:p text:style-name="P1"><text:span text:style-name="comment0_5f_oobas"><text:span text:style-name="T1">'return true si Ok</text:span></text:span></text:p>
            <text:p text:style-name="P1"><text:span text:style-name="comment0_5f_oobas"><text:span text:style-name="T1">'return un message sinon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Function</text:span></text:span><text:span text:style-name="keyword0_5f_oobas"><text:span text:style-name="T2"> Is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as</text:span></text:span><text:span text:style-name="keyword0_5f_oobas"><text:span text:style-name="T2"> Boolean</text:span></text:span></text:p>
            <text:p text:style-name="P1"><text:span text:style-name="keyword0_5f_oobas"><text:span text:style-name="T1">Dim</text:span></text:span><text:span text:style-name="keyword0_5f_oobas"><text:span text:style-name="T2"> oSheets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<text:tab/>oSheets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/text:p>
            <text:p text:style-name="P1"><text:span text:style-name="keyword0_5f_oobas"><text:span text:style-name="T2"><text:tab/></text:span></text:span><text:span text:style-name="keyword0_5f_oobas"><text:span text:style-name="T1">if</text:span></text:span><text:span text:style-name="keyword0_5f_oobas"><text:span text:style-name="T2"> oSheets.</text:span></text:span><text:span text:style-name="member0_5f_oobas"><text:span text:style-name="T1">hasByName</text:span></text:span><text:span text:style-name="symbol0_5f_oobas"><text:span text:style-name="T1">(</text:span></text:span><text:span text:style-name="keyword0_5f_oobas"><text:span text:style-name="T2">feuille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<text:tab/>IsFeuille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2"><text:tab/></text:span></text:span><text:span text:style-name="keyword0_5f_oobas"><text:span text:style-name="T1">else</text:span></text:span></text:p>
            <text:p text:style-name="P1"><text:span text:style-name="keyword0_5f_oobas"><text:span text:style-name="T2"><text:tab/><text:tab/>IsFeuille</text:span></text:span><text:span text:style-name="symbol0_5f_oobas"><text:span text:style-name="T1">=</text:span></text:span><text:span text:style-name="keyword0_5f_oobas"><text:span text:style-name="T1">false</text:span></text:span></text:p>
            <text:p text:style-name="P1"><text:span text:style-name="keyword0_5f_oobas"><text:span text:style-name="T2"><text:tab/></text:span></text:span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Function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comment0_5f_oobas"><text:span text:style-name="T1">'Fonction qui retourne l’index d’une feuille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keyword0_5f_oobas"><text:span text:style-name="T1">Function</text:span></text:span><text:span text:style-name="keyword0_5f_oobas"><text:span text:style-name="T2"> Index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/text:p>
            <text:p text:style-name="P1"><text:soft-page-break/><text:span text:style-name="keyword0_5f_oobas"><text:span text:style-name="T1">Dim</text:span></text:span><text:span text:style-name="keyword0_5f_oobas"><text:span text:style-name="T2"> Sheet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text:span text:style-name="keyword0_5f_oobas"><text:span text:style-name="T2"> </text:span></text:span></text:p>
            <text:p text:style-name="P1"><text:span text:style-name="keyword0_5f_oobas"><text:span text:style-name="T2"><text:tab/>Sheet</text:span></text:span><text:span text:style-name="symbol0_5f_oobas"><text:span text:style-name="T1">=</text:span></text:span><text:span text:style-name="keyword0_5f_oobas"><text:span text:style-name="T2">RetourneFeuille</text:span></text:span><text:span text:style-name="symbol0_5f_oobas"><text:span text:style-name="T1">(</text:span></text:span><text:span text:style-name="keyword0_5f_oobas"><text:span text:style-name="T2">feuille</text:span></text:span><text:span text:style-name="symbol0_5f_oobas"><text:span text:style-name="T1">)</text:span></text:span></text:p>
            <text:p text:style-name="P1"><text:span text:style-name="keyword0_5f_oobas"><text:span text:style-name="T1">else</text:span></text:span></text:p>
            <text:p text:style-name="P1"><text:span text:style-name="keyword0_5f_oobas"><text:span text:style-name="T2"><text:tab/>Sheet</text:span></text:span><text:span text:style-name="symbol0_5f_oobas"><text:span text:style-name="T1">=</text:span></text:span><text:span text:style-name="keyword0_5f_oobas"><text:span text:style-name="T2">RetourneFeuille</text:span></text:span><text:span text:style-name="symbol0_5f_oobas"><text:span text:style-name="T1">(</text:span></text:span><text:span text:style-name="keyword0_5f_oobas"><text:span text:style-name="T2">feuille,Doc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<text:tab/>IndexFeuille</text:span></text:span><text:span text:style-name="symbol0_5f_oobas"><text:span text:style-name="T1">=</text:span></text:span><text:span text:style-name="keyword0_5f_oobas"><text:span text:style-name="T2">Sheet.</text:span></text:span><text:span text:style-name="member0_5f_oobas"><text:span text:style-name="T1">RangeAddress</text:span></text:span><text:span text:style-name="keyword0_5f_oobas"><text:span text:style-name="T2">.</text:span></text:span><text:span text:style-name="member0_5f_oobas"><text:span text:style-name="T1">Sheet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Function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qui insère une feuille après la feuille donnée (ou la dernière)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Insere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pre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Sheets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index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nb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Long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Sheets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/text:p>
            <text:p text:style-name="P1"><text:span text:style-name="comment0_5f_oobas"><text:span text:style-name="T1">'si la feuille précédente n’est pas donnée, on la met en dernier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pre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nb</text:span></text:span><text:span text:style-name="symbol0_5f_oobas"><text:span text:style-name="T1">=</text:span></text:span><text:span text:style-name="keyword0_5f_oobas"><text:span text:style-name="T2">Sheets.</text:span></text:span><text:span text:style-name="member0_5f_oobas"><text:span text:style-name="T1">Count</text:span></text:span></text:p>
            <text:p text:style-name="P1"><text:span text:style-name="keyword0_5f_oobas"><text:span text:style-name="T2"><text:tab/>index</text:span></text:span><text:span text:style-name="symbol0_5f_oobas"><text:span text:style-name="T1">=</text:span></text:span><text:span text:style-name="keyword0_5f_oobas"><text:span text:style-name="T2">nb</text:span></text:span><text:span text:style-name="number_5f_oobas"><text:span text:style-name="T1">-1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index</text:span></text:span><text:span text:style-name="symbol0_5f_oobas"><text:span text:style-name="T1">=</text:span></text:span><text:span text:style-name="keyword0_5f_oobas"><text:span text:style-name="T2">IndexFeuille</text:span></text:span><text:span text:style-name="symbol0_5f_oobas"><text:span text:style-name="T1">(</text:span></text:span><text:span text:style-name="keyword0_5f_oobas"><text:span text:style-name="T2">prec,oDoc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<text:tab/>Sheets.</text:span></text:span><text:span text:style-name="member0_5f_oobas"><text:span text:style-name="T1">insertNewByName</text:span></text:span><text:span text:style-name="symbol0_5f_oobas"><text:span text:style-name="T1">(</text:span></text:span><text:span text:style-name="keyword0_5f_oobas"><text:span text:style-name="T2">feuille,index</text:span></text:span><text:span text:style-name="number_5f_oobas"><text:span text:style-name="T1">+1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qui copie (avec nouveau nom) et insère une feuille après la feuille donnée (ou la dernière)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Copie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Nom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pre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Sheets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index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nb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Long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Sheets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/text:p>
            <text:p text:style-name="P1"><text:span text:style-name="comment0_5f_oobas"><text:span text:style-name="T1">'si la feuille précédente n’est pas donnée, on la met en dernier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pre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nb</text:span></text:span><text:span text:style-name="symbol0_5f_oobas"><text:span text:style-name="T1">=</text:span></text:span><text:span text:style-name="keyword0_5f_oobas"><text:span text:style-name="T2">Sheets.</text:span></text:span><text:span text:style-name="member0_5f_oobas"><text:span text:style-name="T1">Count</text:span></text:span></text:p>
            <text:p text:style-name="P1"><text:span text:style-name="keyword0_5f_oobas"><text:span text:style-name="T2"><text:tab/>index</text:span></text:span><text:span text:style-name="symbol0_5f_oobas"><text:span text:style-name="T1">=</text:span></text:span><text:span text:style-name="keyword0_5f_oobas"><text:span text:style-name="T2">nb</text:span></text:span><text:span text:style-name="number_5f_oobas"><text:span text:style-name="T1">-1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index</text:span></text:span><text:span text:style-name="symbol0_5f_oobas"><text:span text:style-name="T1">=</text:span></text:span><text:span text:style-name="keyword0_5f_oobas"><text:span text:style-name="T2">IndexFeuille</text:span></text:span><text:span text:style-name="symbol0_5f_oobas"><text:span text:style-name="T1">(</text:span></text:span><text:span text:style-name="keyword0_5f_oobas"><text:span text:style-name="T2">prec,oDoc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<text:tab/>Sheets.</text:span></text:span><text:span text:style-name="member0_5f_oobas"><text:span text:style-name="T1">copyByName</text:span></text:span><text:span text:style-name="symbol0_5f_oobas"><text:span text:style-name="T1">(</text:span></text:span><text:span text:style-name="keyword0_5f_oobas"><text:span text:style-name="T2">feuille,Nom,index</text:span></text:span><text:span text:style-name="number_5f_oobas"><text:span text:style-name="T1">+1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Vérifie l’existence d’une feuille : retourne true ou false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keyword0_5f_oobas"><text:span text:style-name="T1">Function</text:span></text:span><text:span text:style-name="keyword0_5f_oobas"><text:span text:style-name="T2"> Verif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as</text:span></text:span><text:span text:style-name="keyword0_5f_oobas"><text:span text:style-name="T2"> Boolean</text:span></text:span></text:p>
            <text:p text:style-name="P1"><text:soft-page-break/><text:span text:style-name="keyword0_5f_oobas"><text:span text:style-name="T1">Dim</text:span></text:span><text:span text:style-name="keyword0_5f_oobas"><text:span text:style-name="T2">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1">if</text:span></text:span><text:span text:style-name="keyword0_5f_oobas"><text:span text:style-name="T2"> Isfeuille</text:span></text:span><text:span text:style-name="symbol0_5f_oobas"><text:span text:style-name="T1">(</text:span></text:span><text:span text:style-name="keyword0_5f_oobas"><text:span text:style-name="T2">feuille,o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VerifFeuille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1">else</text:span></text:span></text:p>
            <text:p text:style-name="P1"><text:span text:style-name="keyword0_5f_oobas"><text:span text:style-name="T2"><text:tab/>VerifFeuille</text:span></text:span><text:span text:style-name="symbol0_5f_oobas"><text:span text:style-name="T1">=</text:span></text:span><text:span text:style-name="keyword0_5f_oobas"><text:span text:style-name="T1">false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Function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comment0_5f_oobas"><text:span text:style-name="T1">'Fonction qui retourne un objet Feuille si elle existe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keyword0_5f_oobas"><text:span text:style-name="T1">Function</text:span></text:span><text:span text:style-name="keyword0_5f_oobas"><text:span text:style-name="T2"> Retourne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Dim</text:span></text:span><text:span text:style-name="keyword0_5f_oobas"><text:span text:style-name="T2">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1">if</text:span></text:span><text:span text:style-name="keyword0_5f_oobas"><text:span text:style-name="T2"> IsFeuille</text:span></text:span><text:span text:style-name="symbol0_5f_oobas"><text:span text:style-name="T1">(</text:span></text:span><text:span text:style-name="keyword0_5f_oobas"><text:span text:style-name="T2">feuille,oDoc</text:span></text:span><text:span text:style-name="symbol0_5f_oobas"><text:span text:style-name="T1">)=</text:span></text:span><text:span text:style-name="keyword0_5f_oobas"><text:span text:style-name="T1">true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RetourneFeuille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text:span text:style-name="keyword0_5f_oobas"><text:span text:style-name="T2">.</text:span></text:span><text:span text:style-name="member0_5f_oobas"><text:span text:style-name="T1">getByName</text:span></text:span><text:span text:style-name="symbol0_5f_oobas"><text:span text:style-name="T1">(</text:span></text:span><text:span text:style-name="keyword0_5f_oobas"><text:span text:style-name="T2">feuille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Function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Supprime une feuill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Suppr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1">if</text:span></text:span><text:span text:style-name="keyword0_5f_oobas"><text:span text:style-name="T2"> IsFeuille</text:span></text:span><text:span text:style-name="symbol0_5f_oobas"><text:span text:style-name="T1">(</text:span></text:span><text:span text:style-name="keyword0_5f_oobas"><text:span text:style-name="T2">feuille,oDoc</text:span></text:span><text:span text:style-name="symbol0_5f_oobas"><text:span text:style-name="T1">)=</text:span></text:span><text:span text:style-name="keyword0_5f_oobas"><text:span text:style-name="T1">true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.</text:span></text:span><text:span text:style-name="member0_5f_oobas"><text:span text:style-name="T1">Sheets</text:span></text:span><text:span text:style-name="keyword0_5f_oobas"><text:span text:style-name="T2">.</text:span></text:span><text:span text:style-name="member0_5f_oobas"><text:span text:style-name="T1">removeByName</text:span></text:span><text:span text:style-name="symbol0_5f_oobas"><text:span text:style-name="T1">(</text:span></text:span><text:span text:style-name="keyword0_5f_oobas"><text:span text:style-name="T2">feuille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comment0_5f_oobas"><text:span text:style-name="T1">'Fonction qui retourne le nom feuille active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keyword0_5f_oobas"><text:span text:style-name="T1">Function</text:span></text:span><text:span text:style-name="keyword0_5f_oobas"><text:span text:style-name="T2"> NomActiveFeuille</text:span></text:span><text:span text:style-name="symbol0_5f_oobas"><text:span text:style-name="T1">(</text:span></text:span><text:span text:style-name="keyword0_5f_oobas"><text:span text:style-name="T2">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/text:p>
            <text:p text:style-name="P1"><text:span text:style-name="keyword0_5f_oobas"><text:span text:style-name="T1">Dim</text:span></text:span><text:span text:style-name="keyword0_5f_oobas"><text:span text:style-name="T2"> Sheet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<text:tab/>Sheet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CurrentController</text:span></text:span><text:span text:style-name="keyword0_5f_oobas"><text:span text:style-name="T2">.</text:span></text:span><text:span text:style-name="member0_5f_oobas"><text:span text:style-name="T1">ActiveSheet</text:span></text:span></text:p>
            <text:p text:style-name="P1"><text:span text:style-name="keyword0_5f_oobas"><text:span text:style-name="T2"><text:tab/>NomActiveFeuille</text:span></text:span><text:span text:style-name="symbol0_5f_oobas"><text:span text:style-name="T1">=</text:span></text:span><text:span text:style-name="keyword0_5f_oobas"><text:span text:style-name="T2">Sheet.</text:span></text:span><text:span text:style-name="member0_5f_oobas"><text:span text:style-name="T1">Name</text:span></text:span></text:p>
            <text:p text:style-name="P1"><text:soft-page-break/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Function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comment0_5f_oobas"><text:span text:style-name="T1">'Rend active la feuille donnée</text:span></text:span></text:p>
            <text:p text:style-name="P1"><text:span text:style-name="comment0_5f_oobas"><text:span text:style-name="T1">'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Activer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oSheet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oSheet</text:span></text:span><text:span text:style-name="symbol0_5f_oobas"><text:span text:style-name="T1">=</text:span></text:span><text:span text:style-name="keyword0_5f_oobas"><text:span text:style-name="T2">RetourneFeuille</text:span></text:span><text:span text:style-name="symbol0_5f_oobas"><text:span text:style-name="T1">(</text:span></text:span><text:span text:style-name="keyword0_5f_oobas"><text:span text:style-name="T2">feuille,oDoc</text:span></text:span><text:span text:style-name="symbol0_5f_oobas"><text:span text:style-name="T1">)</text:span></text:span></text:p>
            <text:p text:style-name="P1"><text:span text:style-name="keyword0_5f_oobas"><text:span text:style-name="T2">oDoc.</text:span></text:span><text:span text:style-name="member0_5f_oobas"><text:span text:style-name="T1">CurrentController</text:span></text:span><text:span text:style-name="keyword0_5f_oobas"><text:span text:style-name="T2">.</text:span></text:span><text:span text:style-name="member0_5f_oobas"><text:span text:style-name="T1">ActiveSheet</text:span></text:span><text:span text:style-name="symbol0_5f_oobas"><text:span text:style-name="T1">=</text:span></text:span><text:span text:style-name="keyword0_5f_oobas"><text:span text:style-name="T2">oSheet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pour protéger une feuill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Protect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oSheet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oSheet</text:span></text:span><text:span text:style-name="symbol0_5f_oobas"><text:span text:style-name="T1">=</text:span></text:span><text:span text:style-name="keyword0_5f_oobas"><text:span text:style-name="T2">RetourneFeuille</text:span></text:span><text:span text:style-name="symbol0_5f_oobas"><text:span text:style-name="T1">(</text:span></text:span><text:span text:style-name="keyword0_5f_oobas"><text:span text:style-name="T2">feuille,oDoc</text:span></text:span><text:span text:style-name="symbol0_5f_oobas"><text:span text:style-name="T1">)</text:span></text:span></text:p>
            <text:p text:style-name="P1"><text:span text:style-name="keyword0_5f_oobas"><text:span text:style-name="T2">oSheet.</text:span></text:span><text:span text:style-name="member0_5f_oobas"><text:span text:style-name="T1">protect</text:span></text:span><text:span text:style-name="symbol0_5f_oobas"><text:span text:style-name="T1">(</text:span></text:span><text:span text:style-name="string_5f_oobas"><text:span text:style-name="T1">"passwordachanger"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pour déprotéger une feuill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UnProtect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oSheet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oSheet</text:span></text:span><text:span text:style-name="symbol0_5f_oobas"><text:span text:style-name="T1">=</text:span></text:span><text:span text:style-name="keyword0_5f_oobas"><text:span text:style-name="T2">RetourneFeuille</text:span></text:span><text:span text:style-name="symbol0_5f_oobas"><text:span text:style-name="T1">(</text:span></text:span><text:span text:style-name="keyword0_5f_oobas"><text:span text:style-name="T2">feuille,oDoc</text:span></text:span><text:span text:style-name="symbol0_5f_oobas"><text:span text:style-name="T1">)</text:span></text:span></text:p>
            <text:p text:style-name="P1"><text:span text:style-name="keyword0_5f_oobas"><text:span text:style-name="T2">oSheet.</text:span></text:span><text:span text:style-name="member0_5f_oobas"><text:span text:style-name="T1">unprotect</text:span></text:span><text:span text:style-name="symbol0_5f_oobas"><text:span text:style-name="T1">(</text:span></text:span><text:span text:style-name="string_5f_oobas"><text:span text:style-name="T1">"passwordachanger"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UnProtectFeuilleActive</text:span></text:span><text:span text:style-name="symbol0_5f_oobas"><text:span text:style-name="T1">()</text:span></text:span></text:p>
            <text:p text:style-name="P1"><text:span text:style-name="keyword0_5f_oobas"><text:span text:style-name="T1">Dim</text:span></text:span><text:span text:style-name="keyword0_5f_oobas"><text:span text:style-name="T2"> 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/text:p>
            <text:p text:style-name="P1"><text:span text:style-name="keyword0_5f_oobas"><text:span text:style-name="T2">feuille</text:span></text:span><text:span text:style-name="symbol0_5f_oobas"><text:span text:style-name="T1">=</text:span></text:span><text:span text:style-name="keyword0_5f_oobas"><text:span text:style-name="T2">NomActiveFeuille</text:span></text:span><text:span text:style-name="symbol0_5f_oobas"><text:span text:style-name="T1">()</text:span></text:span></text:p>
            <text:p text:style-name="P1"><text:span text:style-name="keyword0_5f_oobas"><text:span text:style-name="T2">UnProtectFeuille</text:span></text:span><text:span text:style-name="symbol0_5f_oobas"><text:span text:style-name="T1">(</text:span></text:span><text:span text:style-name="keyword0_5f_oobas"><text:span text:style-name="T2">feuille</text:span></text:span><text:span text:style-name="symbol0_5f_oobas"><text:span text:style-name="T1">)</text:span></text:span></text:p>
            <text:p text:style-name="P1"><text:span text:style-name="keyword0_5f_oobas"><text:span text:style-name="T1">MsgBox</text:span></text:span><text:span text:style-name="symbol0_5f_oobas"><text:span text:style-name="T1">(</text:span></text:span><text:span text:style-name="string_5f_oobas"><text:span text:style-name="T1">"Acompleter"</text:span></text:span><text:span text:style-name="keyword0_5f_oobas"><text:span text:style-name="T2">,</text:span></text:span><text:span text:style-name="number_5f_oobas"><text:span text:style-name="T1">64</text:span></text:span><text:span text:style-name="keyword0_5f_oobas"><text:span text:style-name="T2">,</text:span></text:span><text:span text:style-name="string_5f_oobas"><text:span text:style-name="T1">"Information"</text:span></text:span><text:span text:style-name="symbol0_5f_oobas"><text:span text:style-name="T1">)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pour déprotéger toutes les feuilles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UnProtectAllFeuille</text:span></text:span><text:span text:style-name="symbol0_5f_oobas"><text:span text:style-name="T1">(</text:span></text:span><text:span text:style-name="keyword0_5f_oobas"><text:span text:style-name="T2">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oSheets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nb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text:span text:style-name="keyword0_5f_oobas"><text:span text:style-name="T2">, i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text:span text:style-name="keyword0_5f_oobas"><text:span text:style-name="T2">, oSheet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oft-page-break/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nb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text:span text:style-name="keyword0_5f_oobas"><text:span text:style-name="T2">.</text:span></text:span><text:span text:style-name="member0_5f_oobas"><text:span text:style-name="T1">Count</text:span></text:span></text:p>
            <text:p text:style-name="P1"><text:span text:style-name="keyword0_5f_oobas"><text:span text:style-name="T2">oSheets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/text:p>
            <text:p text:style-name="P1"><text:span text:style-name="keyword0_5f_oobas"><text:span text:style-name="T1">for</text:span></text:span><text:span text:style-name="keyword0_5f_oobas"><text:span text:style-name="T2"> i</text:span></text:span><text:span text:style-name="symbol0_5f_oobas"><text:span text:style-name="T1">=</text:span></text:span><text:span text:style-name="number_5f_oobas"><text:span text:style-name="T1">0</text:span></text:span><text:span text:style-name="keyword0_5f_oobas"><text:span text:style-name="T2"> </text:span></text:span><text:span text:style-name="keyword0_5f_oobas"><text:span text:style-name="T1">to</text:span></text:span><text:span text:style-name="keyword0_5f_oobas"><text:span text:style-name="T2"> nb</text:span></text:span><text:span text:style-name="number_5f_oobas"><text:span text:style-name="T1">-1</text:span></text:span></text:p>
            <text:p text:style-name="P1"><text:span text:style-name="keyword0_5f_oobas"><text:span text:style-name="T2"><text:tab/>oSheet</text:span></text:span><text:span text:style-name="symbol0_5f_oobas"><text:span text:style-name="T1">=</text:span></text:span><text:span text:style-name="keyword0_5f_oobas"><text:span text:style-name="T2">RetourneFeuille</text:span></text:span><text:span text:style-name="symbol0_5f_oobas"><text:span text:style-name="T1">(</text:span></text:span><text:span text:style-name="keyword0_5f_oobas"><text:span text:style-name="T2">oSheets</text:span></text:span><text:span text:style-name="symbol0_5f_oobas"><text:span text:style-name="T1">(</text:span></text:span><text:span text:style-name="keyword0_5f_oobas"><text:span text:style-name="T2">i</text:span></text:span><text:span text:style-name="symbol0_5f_oobas"><text:span text:style-name="T1">)</text:span></text:span><text:span text:style-name="keyword0_5f_oobas"><text:span text:style-name="T2">.</text:span></text:span><text:span text:style-name="member0_5f_oobas"><text:span text:style-name="T1">Name</text:span></text:span><text:span text:style-name="keyword0_5f_oobas"><text:span text:style-name="T2">,oDoc</text:span></text:span><text:span text:style-name="symbol0_5f_oobas"><text:span text:style-name="T1">)</text:span></text:span></text:p>
            <text:p text:style-name="P1"><text:span text:style-name="keyword0_5f_oobas"><text:span text:style-name="T2"><text:tab/>oSheet.</text:span></text:span><text:span text:style-name="member0_5f_oobas"><text:span text:style-name="T1">unprotect</text:span></text:span><text:span text:style-name="symbol0_5f_oobas"><text:span text:style-name="T1">(</text:span></text:span><text:span text:style-name="string_5f_oobas"><text:span text:style-name="T1">"passwordachanger"</text:span></text:span><text:span text:style-name="symbol0_5f_oobas"><text:span text:style-name="T1">)</text:span></text:span></text:p>
            <text:p text:style-name="P1"><text:span text:style-name="keyword0_5f_oobas"><text:span text:style-name="T1">next</text:span></text:span><text:span text:style-name="keyword0_5f_oobas"><text:span text:style-name="T2"> i</text:span></text:span></text:p>
            <text:p text:style-name="P1"><text:span text:style-name="keyword0_5f_oobas"><text:span text:style-name="T2"/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pour protéger toutes les feuilles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ProtectAllFeuille</text:span></text:span><text:span text:style-name="symbol0_5f_oobas"><text:span text:style-name="T1">(</text:span></text:span><text:span text:style-name="keyword0_5f_oobas"><text:span text:style-name="T2">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oSheets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nb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text:span text:style-name="keyword0_5f_oobas"><text:span text:style-name="T2">, i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text:span text:style-name="keyword0_5f_oobas"><text:span text:style-name="T2">, oSheet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nb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text:span text:style-name="keyword0_5f_oobas"><text:span text:style-name="T2">.</text:span></text:span><text:span text:style-name="member0_5f_oobas"><text:span text:style-name="T1">Count</text:span></text:span></text:p>
            <text:p text:style-name="P1"><text:span text:style-name="keyword0_5f_oobas"><text:span text:style-name="T2">oSheets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/text:p>
            <text:p text:style-name="P1"><text:span text:style-name="keyword0_5f_oobas"><text:span text:style-name="T1">for</text:span></text:span><text:span text:style-name="keyword0_5f_oobas"><text:span text:style-name="T2"> i</text:span></text:span><text:span text:style-name="symbol0_5f_oobas"><text:span text:style-name="T1">=</text:span></text:span><text:span text:style-name="number_5f_oobas"><text:span text:style-name="T1">0</text:span></text:span><text:span text:style-name="keyword0_5f_oobas"><text:span text:style-name="T2"> </text:span></text:span><text:span text:style-name="keyword0_5f_oobas"><text:span text:style-name="T1">to</text:span></text:span><text:span text:style-name="keyword0_5f_oobas"><text:span text:style-name="T2"> nb</text:span></text:span><text:span text:style-name="number_5f_oobas"><text:span text:style-name="T1">-1</text:span></text:span></text:p>
            <text:p text:style-name="P1"><text:span text:style-name="keyword0_5f_oobas"><text:span text:style-name="T2"><text:tab/>oSheet</text:span></text:span><text:span text:style-name="symbol0_5f_oobas"><text:span text:style-name="T1">=</text:span></text:span><text:span text:style-name="keyword0_5f_oobas"><text:span text:style-name="T2">RetourneFeuille</text:span></text:span><text:span text:style-name="symbol0_5f_oobas"><text:span text:style-name="T1">(</text:span></text:span><text:span text:style-name="keyword0_5f_oobas"><text:span text:style-name="T2">oSheets</text:span></text:span><text:span text:style-name="symbol0_5f_oobas"><text:span text:style-name="T1">(</text:span></text:span><text:span text:style-name="keyword0_5f_oobas"><text:span text:style-name="T2">i</text:span></text:span><text:span text:style-name="symbol0_5f_oobas"><text:span text:style-name="T1">)</text:span></text:span><text:span text:style-name="keyword0_5f_oobas"><text:span text:style-name="T2">.</text:span></text:span><text:span text:style-name="member0_5f_oobas"><text:span text:style-name="T1">Name</text:span></text:span><text:span text:style-name="keyword0_5f_oobas"><text:span text:style-name="T2">,oDoc</text:span></text:span><text:span text:style-name="symbol0_5f_oobas"><text:span text:style-name="T1">)</text:span></text:span></text:p>
            <text:p text:style-name="P1"><text:span text:style-name="keyword0_5f_oobas"><text:span text:style-name="T2"><text:tab/>oSheet.</text:span></text:span><text:span text:style-name="member0_5f_oobas"><text:span text:style-name="T1">protect</text:span></text:span><text:span text:style-name="symbol0_5f_oobas"><text:span text:style-name="T1">(</text:span></text:span><text:span text:style-name="string_5f_oobas"><text:span text:style-name="T1">"passwordachanger"</text:span></text:span><text:span text:style-name="symbol0_5f_oobas"><text:span text:style-name="T1">)</text:span></text:span></text:p>
            <text:p text:style-name="P1"><text:span text:style-name="keyword0_5f_oobas"><text:span text:style-name="T1">next</text:span></text:span><text:span text:style-name="keyword0_5f_oobas"><text:span text:style-name="T2"> i</text:span></text:span></text:p>
            <text:p text:style-name="P1"><text:span text:style-name="keyword0_5f_oobas"><text:span text:style-name="T2"/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pour cacher une feuille ou pas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Cache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 </text:span></text:span><text:span text:style-name="keyword0_5f_oobas"><text:span text:style-name="T1">val</text:span></text:span><text:span text:style-name="keyword0_5f_oobas"><text:span text:style-name="T2"> </text:span></text:span><text:span text:style-name="keyword0_5f_oobas"><text:span text:style-name="T1">as</text:span></text:span><text:span text:style-name="keyword0_5f_oobas"><text:span text:style-name="T2"> boolean, 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oSheet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oSheet</text:span></text:span><text:span text:style-name="symbol0_5f_oobas"><text:span text:style-name="T1">=</text:span></text:span><text:span text:style-name="keyword0_5f_oobas"><text:span text:style-name="T2">RetourneFeuille</text:span></text:span><text:span text:style-name="symbol0_5f_oobas"><text:span text:style-name="T1">(</text:span></text:span><text:span text:style-name="keyword0_5f_oobas"><text:span text:style-name="T2">feuille,oDoc</text:span></text:span><text:span text:style-name="symbol0_5f_oobas"><text:span text:style-name="T1">)</text:span></text:span></text:p>
            <text:p text:style-name="P1"><text:span text:style-name="keyword0_5f_oobas"><text:span text:style-name="T2">oSheet.</text:span></text:span><text:span text:style-name="member0_5f_oobas"><text:span text:style-name="T1">IsVisible</text:span></text:span><text:span text:style-name="symbol0_5f_oobas"><text:span text:style-name="T1">=</text:span></text:span><text:span text:style-name="keyword0_5f_oobas"><text:span text:style-name="T1">val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pour cacher toutes les feuille sauf celle en paramètre et active cette feuill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CacheAllFeuille</text:span></text:span><text:span text:style-name="symbol0_5f_oobas"><text:span text:style-name="T1">(</text:span></text:span><text:span text:style-name="keyword0_5f_oobas"><text:span text:style-name="T2">feuille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string</text:span></text:span><text:span text:style-name="keyword0_5f_oobas"><text:span text:style-name="T2">,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oSheet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nb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text:span text:style-name="keyword0_5f_oobas"><text:span text:style-name="T2">, oSheets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i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oft-page-break/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nb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text:span text:style-name="keyword0_5f_oobas"><text:span text:style-name="T2">.</text:span></text:span><text:span text:style-name="member0_5f_oobas"><text:span text:style-name="T1">Count</text:span></text:span></text:p>
            <text:p text:style-name="P1"><text:span text:style-name="keyword0_5f_oobas"><text:span text:style-name="T2">oSheets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/text:p>
            <text:p text:style-name="P1"><text:span text:style-name="keyword0_5f_oobas"><text:span text:style-name="T2">ActiverFeuille</text:span></text:span><text:span text:style-name="symbol0_5f_oobas"><text:span text:style-name="T1">(</text:span></text:span><text:span text:style-name="keyword0_5f_oobas"><text:span text:style-name="T2">feuille</text:span></text:span><text:span text:style-name="symbol0_5f_oobas"><text:span text:style-name="T1">)</text:span></text:span></text:p>
            <text:p text:style-name="P1"><text:span text:style-name="keyword0_5f_oobas"><text:span text:style-name="T2">CacheFeuille</text:span></text:span><text:span text:style-name="symbol0_5f_oobas"><text:span text:style-name="T1">(</text:span></text:span><text:span text:style-name="keyword0_5f_oobas"><text:span text:style-name="T2">feuille,</text:span></text:span><text:span text:style-name="keyword0_5f_oobas"><text:span text:style-name="T1">true</text:span></text:span><text:span text:style-name="symbol0_5f_oobas"><text:span text:style-name="T1">)</text:span></text:span></text:p>
            <text:p text:style-name="P1"><text:span text:style-name="keyword0_5f_oobas"><text:span text:style-name="T1">for</text:span></text:span><text:span text:style-name="keyword0_5f_oobas"><text:span text:style-name="T2"> i</text:span></text:span><text:span text:style-name="symbol0_5f_oobas"><text:span text:style-name="T1">=</text:span></text:span><text:span text:style-name="number_5f_oobas"><text:span text:style-name="T1">0</text:span></text:span><text:span text:style-name="keyword0_5f_oobas"><text:span text:style-name="T2"> </text:span></text:span><text:span text:style-name="keyword0_5f_oobas"><text:span text:style-name="T1">to</text:span></text:span><text:span text:style-name="keyword0_5f_oobas"><text:span text:style-name="T2"> nb</text:span></text:span><text:span text:style-name="number_5f_oobas"><text:span text:style-name="T1">-1</text:span></text:span></text:p>
            <text:p text:style-name="P1"><text:span text:style-name="keyword0_5f_oobas"><text:span text:style-name="T2"><text:tab/>oSheet</text:span></text:span><text:span text:style-name="symbol0_5f_oobas"><text:span text:style-name="T1">=</text:span></text:span><text:span text:style-name="keyword0_5f_oobas"><text:span text:style-name="T2">RetourneFeuille</text:span></text:span><text:span text:style-name="symbol0_5f_oobas"><text:span text:style-name="T1">(</text:span></text:span><text:span text:style-name="keyword0_5f_oobas"><text:span text:style-name="T2">oSheets</text:span></text:span><text:span text:style-name="symbol0_5f_oobas"><text:span text:style-name="T1">(</text:span></text:span><text:span text:style-name="keyword0_5f_oobas"><text:span text:style-name="T2">i</text:span></text:span><text:span text:style-name="symbol0_5f_oobas"><text:span text:style-name="T1">)</text:span></text:span><text:span text:style-name="keyword0_5f_oobas"><text:span text:style-name="T2">.</text:span></text:span><text:span text:style-name="member0_5f_oobas"><text:span text:style-name="T1">Name</text:span></text:span><text:span text:style-name="keyword0_5f_oobas"><text:span text:style-name="T2">,oDoc</text:span></text:span><text:span text:style-name="symbol0_5f_oobas"><text:span text:style-name="T1">)</text:span></text:span></text:p>
            <text:p text:style-name="P1"><text:span text:style-name="keyword0_5f_oobas"><text:span text:style-name="T2"><text:tab/></text:span></text:span><text:span text:style-name="keyword0_5f_oobas"><text:span text:style-name="T1">if</text:span></text:span><text:span text:style-name="keyword0_5f_oobas"><text:span text:style-name="T2"> oSheets</text:span></text:span><text:span text:style-name="symbol0_5f_oobas"><text:span text:style-name="T1">(</text:span></text:span><text:span text:style-name="keyword0_5f_oobas"><text:span text:style-name="T2">i</text:span></text:span><text:span text:style-name="symbol0_5f_oobas"><text:span text:style-name="T1">)</text:span></text:span><text:span text:style-name="keyword0_5f_oobas"><text:span text:style-name="T2">.</text:span></text:span><text:span text:style-name="member0_5f_oobas"><text:span text:style-name="T1">Name</text:span></text:span><text:span text:style-name="keyword0_5f_oobas"><text:span text:style-name="T2">&lt;&gt;feuille </text:span></text:span><text:span text:style-name="keyword0_5f_oobas"><text:span text:style-name="T1">then</text:span></text:span><text:span text:style-name="keyword0_5f_oobas"><text:span text:style-name="T2"> oSheet.</text:span></text:span><text:span text:style-name="member0_5f_oobas"><text:span text:style-name="T1">IsVisible</text:span></text:span><text:span text:style-name="symbol0_5f_oobas"><text:span text:style-name="T1">=</text:span></text:span><text:span text:style-name="keyword0_5f_oobas"><text:span text:style-name="T1">false</text:span></text:span></text:p>
            <text:p text:style-name="P1"><text:span text:style-name="keyword0_5f_oobas"><text:span text:style-name="T1">next</text:span></text:span><text:span text:style-name="keyword0_5f_oobas"><text:span text:style-name="T2"> i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comment0_5f_oobas"><text:span text:style-name="T1">'macro pour afficher toutes les feuille sauf la première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  <text:p text:style-name="P1"><text:span text:style-name="keyword0_5f_oobas"><text:span text:style-name="T1">Sub</text:span></text:span><text:span text:style-name="keyword0_5f_oobas"><text:span text:style-name="T2"> AfficheAllFeuille</text:span></text:span><text:span text:style-name="symbol0_5f_oobas"><text:span text:style-name="T1">(</text:span></text:span><text:span text:style-name="keyword0_5f_oobas"><text:span text:style-name="T2">Optional 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symbol0_5f_oobas"><text:span text:style-name="T1">)</text:span></text:span></text:p>
            <text:p text:style-name="P1"><text:span text:style-name="keyword0_5f_oobas"><text:span text:style-name="T1">Dim</text:span></text:span><text:span text:style-name="keyword0_5f_oobas"><text:span text:style-name="T2"> oSheet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oDoc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nb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text:span text:style-name="keyword0_5f_oobas"><text:span text:style-name="T2">, oSheets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object</text:span></text:span><text:span text:style-name="keyword0_5f_oobas"><text:span text:style-name="T2">, i </text:span></text:span><text:span text:style-name="keyword0_5f_oobas"><text:span text:style-name="T1">as</text:span></text:span><text:span text:style-name="keyword0_5f_oobas"><text:span text:style-name="T2"> </text:span></text:span><text:span text:style-name="keyword0_5f_oobas"><text:span text:style-name="T1">integer</text:span></text:span></text:p>
            <text:p text:style-name="P1"><text:span text:style-name="keyword0_5f_oobas"><text:span text:style-name="T1">If</text:span></text:span><text:span text:style-name="keyword0_5f_oobas"><text:span text:style-name="T2"> IsMissing</text:span></text:span><text:span text:style-name="symbol0_5f_oobas"><text:span text:style-name="T1">(</text:span></text:span><text:span text:style-name="keyword0_5f_oobas"><text:span text:style-name="T2">doc</text:span></text:span><text:span text:style-name="symbol0_5f_oobas"><text:span text:style-name="T1">)</text:span></text:span><text:span text:style-name="keyword0_5f_oobas"><text:span text:style-name="T2"> </text:span></text:span><text:span text:style-name="keyword0_5f_oobas"><text:span text:style-name="T1">then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1">ThisComponent</text:span></text:span></text:p>
            <text:p text:style-name="P1"><text:span text:style-name="keyword0_5f_oobas"><text:span text:style-name="T1">else</text:span></text:span><text:span text:style-name="keyword0_5f_oobas"><text:span text:style-name="T2"> </text:span></text:span></text:p>
            <text:p text:style-name="P1"><text:span text:style-name="keyword0_5f_oobas"><text:span text:style-name="T2"><text:tab/>oDoc</text:span></text:span><text:span text:style-name="symbol0_5f_oobas"><text:span text:style-name="T1">=</text:span></text:span><text:span text:style-name="keyword0_5f_oobas"><text:span text:style-name="T2">doc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if</text:span></text:span></text:p>
            <text:p text:style-name="P1"><text:span text:style-name="keyword0_5f_oobas"><text:span text:style-name="T2">nb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text:span text:style-name="keyword0_5f_oobas"><text:span text:style-name="T2">.</text:span></text:span><text:span text:style-name="member0_5f_oobas"><text:span text:style-name="T1">Count</text:span></text:span></text:p>
            <text:p text:style-name="P1"><text:span text:style-name="keyword0_5f_oobas"><text:span text:style-name="T2">oSheets</text:span></text:span><text:span text:style-name="symbol0_5f_oobas"><text:span text:style-name="T1">=</text:span></text:span><text:span text:style-name="keyword0_5f_oobas"><text:span text:style-name="T2">oDoc.</text:span></text:span><text:span text:style-name="member0_5f_oobas"><text:span text:style-name="T1">Sheets</text:span></text:span></text:p>
            <text:p text:style-name="P1"><text:span text:style-name="keyword0_5f_oobas"><text:span text:style-name="T1">for</text:span></text:span><text:span text:style-name="keyword0_5f_oobas"><text:span text:style-name="T2"> i</text:span></text:span><text:span text:style-name="symbol0_5f_oobas"><text:span text:style-name="T1">=</text:span></text:span><text:span text:style-name="number_5f_oobas"><text:span text:style-name="T1">1</text:span></text:span><text:span text:style-name="keyword0_5f_oobas"><text:span text:style-name="T2"> </text:span></text:span><text:span text:style-name="keyword0_5f_oobas"><text:span text:style-name="T1">to</text:span></text:span><text:span text:style-name="keyword0_5f_oobas"><text:span text:style-name="T2"> nb</text:span></text:span><text:span text:style-name="number_5f_oobas"><text:span text:style-name="T1">-1</text:span></text:span></text:p>
            <text:p text:style-name="P1"><text:span text:style-name="keyword0_5f_oobas"><text:span text:style-name="T2"><text:tab/>oSheet</text:span></text:span><text:span text:style-name="symbol0_5f_oobas"><text:span text:style-name="T1">=</text:span></text:span><text:span text:style-name="keyword0_5f_oobas"><text:span text:style-name="T2">RetourneFeuille</text:span></text:span><text:span text:style-name="symbol0_5f_oobas"><text:span text:style-name="T1">(</text:span></text:span><text:span text:style-name="keyword0_5f_oobas"><text:span text:style-name="T2">oSheets</text:span></text:span><text:span text:style-name="symbol0_5f_oobas"><text:span text:style-name="T1">(</text:span></text:span><text:span text:style-name="keyword0_5f_oobas"><text:span text:style-name="T2">i</text:span></text:span><text:span text:style-name="symbol0_5f_oobas"><text:span text:style-name="T1">)</text:span></text:span><text:span text:style-name="keyword0_5f_oobas"><text:span text:style-name="T2">.</text:span></text:span><text:span text:style-name="member0_5f_oobas"><text:span text:style-name="T1">Name</text:span></text:span><text:span text:style-name="keyword0_5f_oobas"><text:span text:style-name="T2">,oDoc</text:span></text:span><text:span text:style-name="symbol0_5f_oobas"><text:span text:style-name="T1">)</text:span></text:span></text:p>
            <text:p text:style-name="P1"><text:span text:style-name="keyword0_5f_oobas"><text:span text:style-name="T2"><text:tab/>oSheet.</text:span></text:span><text:span text:style-name="member0_5f_oobas"><text:span text:style-name="T1">IsVisible</text:span></text:span><text:span text:style-name="symbol0_5f_oobas"><text:span text:style-name="T1">=</text:span></text:span><text:span text:style-name="keyword0_5f_oobas"><text:span text:style-name="T1">true</text:span></text:span></text:p>
            <text:p text:style-name="P1"><text:span text:style-name="keyword0_5f_oobas"><text:span text:style-name="T1">next</text:span></text:span><text:span text:style-name="keyword0_5f_oobas"><text:span text:style-name="T2"> i</text:span></text:span></text:p>
            <text:p text:style-name="P1"><text:span text:style-name="keyword0_5f_oobas"><text:span text:style-name="T1">end</text:span></text:span><text:span text:style-name="keyword0_5f_oobas"><text:span text:style-name="T2"> </text:span></text:span><text:span text:style-name="keyword0_5f_oobas"><text:span text:style-name="T1">sub</text:span></text:span></text:p>
            <text:p text:style-name="P1"><text:span text:style-name="comment0_5f_oobas"><text:span text:style-name="T1">'-----------------------------------------------------------------------------------------------</text:span></text:span></text:p>
          </table:table-cell>
        </table:table-row>
      </table:table>
      <text:p text:style-name="P1"><text:span text:style-name="keyword0_5f_oobas"><text:span text:style-name="T1"/></text:span></text:p>
      <text:p text:style-name="P1"><text:span text:style-name="keyword0_5f_oobas"><text:span text:style-name="T1"/></text:span></text:p>
      <text:p text:style-name="P1"><text:span text:style-name="comment0_5f_ooba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eyword0_5f_oobas" style:display-name="keyword0_oobas" style:family="text">
      <style:text-properties fo:color="#b1b100" fo:font-style="normal" fo:font-weight="normal"/>
    </style:style>
    <style:style style:name="comment0_5f_oobas" style:display-name="comment0_oobas" style:family="text">
      <style:text-properties fo:color="#808080" fo:font-style="normal" fo:font-weight="normal"/>
    </style:style>
    <style:style style:name="member0_5f_oobas" style:display-name="member0_oobas" style:family="text">
      <style:text-properties fo:color="#006600" fo:font-style="normal" fo:font-weight="normal"/>
    </style:style>
    <style:style style:name="symbol0_5f_oobas" style:display-name="symbol0_oobas" style:family="text">
      <style:text-properties fo:color="#66cc66" fo:font-style="normal" fo:font-weight="normal"/>
    </style:style>
    <style:style style:name="string_5f_oobas" style:display-name="string_oobas" style:family="text">
      <style:text-properties fo:color="#ff0000" fo:font-style="normal" fo:font-weight="normal"/>
    </style:style>
    <style:style style:name="number_5f_oobas" style:display-name="number_oobas" style:family="text">
      <style:text-properties fo:color="#cc66cc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9T17:29:48.74</meta:creation-date>
    <dc:date>2013-06-09T18:00:44.96</dc:date>
    <meta:editing-duration>PT39S</meta:editing-duration>
    <meta:editing-cycles>1</meta:editing-cycles>
    <meta:document-statistic meta:table-count="2" meta:image-count="0" meta:object-count="0" meta:page-count="20" meta:paragraph-count="930" meta:word-count="3186" meta:character-count="35996" meta:non-whitespace-character-count="33397"/>
    <meta:generator>LibreOffice/4.0.4.1$Windows_x86 LibreOffice_project/7fdd5ee61c1c7379dd088f5d50265f0adbccf53</meta:generator>
  </office:meta>
</office:document-meta>
</file>